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2.33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21.5mm"/>
    </style:style>
    <style:style style:name="co9" style:family="table-column">
      <style:table-column-properties fo:break-before="auto" style:column-width="297.2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20.69mm"/>
    </style:style>
    <style:style style:name="co12" style:family="table-column">
      <style:table-column-properties fo:break-before="auto" style:column-width="337.2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style:cell-protect="none" style:print-content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style-name="ce1"/>
          <table:table-cell table:style-name="ce4" office:value-type="string" calcext:value-type="string">
            <text:p>Competition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U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ion</text:p>
          </table:table-cell>
          <table:table-cell table:style-name="ce5" office:value-type="string" calcext:value-type="string">
            <text:p>Groups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G7</text:p>
          </table:table-cell>
          <table:table-cell table:style-name="ce3" office:value-type="string" calcext:value-type="string">
            <text:p>G8</text:p>
          </table:table-cell>
          <table:table-cell table:style-name="ce3"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visibility="collapse">
          <table:table-cell table:style-name="ce4" office:value-type="float" office:value="1" calcext:value-type="float">
            <text:p>1</text:p>
          </table:table-cell>
          <table:table-cell table:formula="of:=SUBSTITUTE(['TEAM NAMES'.B5];&quot;&quot;&quot;&quot;;&quot;'&quot;)">
            <text:p/>
          </table:table-cell>
          <table:table-cell table:formula="of:=SUBSTITUTE(['TEAM NAMES'.C5];&quot;&quot;&quot;&quot;;&quot;'&quot;)">
            <text:p/>
          </table:table-cell>
          <table:table-cell table:formula="of:=SUBSTITUTE(['TEAM NAMES'.D5];&quot;&quot;&quot;&quot;;&quot;'&quot;)">
            <text:p/>
          </table:table-cell>
          <table:table-cell table:formula="of:=SUBSTITUTE(['TEAM NAMES'.E5];&quot;&quot;&quot;&quot;;&quot;'&quot;)">
            <text:p/>
          </table:table-cell>
          <table:table-cell table:formula="of:=SUBSTITUTE(['TEAM NAMES'.F5];&quot;&quot;&quot;&quot;;&quot;'&quot;)">
            <text:p/>
          </table:table-cell>
          <table:table-cell table:formula="of:=SUBSTITUTE(['TEAM NAMES'.G5];&quot;&quot;&quot;&quot;;&quot;'&quot;)">
            <text:p/>
          </table:table-cell>
          <table:table-cell table:formula="of:=SUBSTITUTE(['TEAM NAMES'.H5];&quot;&quot;&quot;&quot;;&quot;'&quot;)">
            <text:p/>
          </table:table-cell>
          <table:table-cell table:formula="of:=SUBSTITUTE(['TEAM NAMES'.I5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2" calcext:value-type="float">
            <text:p>2</text:p>
          </table:table-cell>
          <table:table-cell table:formula="of:=SUBSTITUTE(['TEAM NAMES'.B6];&quot;&quot;&quot;&quot;;&quot;'&quot;)">
            <text:p/>
          </table:table-cell>
          <table:table-cell table:formula="of:=SUBSTITUTE(['TEAM NAMES'.C6];&quot;&quot;&quot;&quot;;&quot;'&quot;)">
            <text:p/>
          </table:table-cell>
          <table:table-cell table:formula="of:=SUBSTITUTE(['TEAM NAMES'.D6];&quot;&quot;&quot;&quot;;&quot;'&quot;)">
            <text:p/>
          </table:table-cell>
          <table:table-cell table:formula="of:=SUBSTITUTE(['TEAM NAMES'.E6];&quot;&quot;&quot;&quot;;&quot;'&quot;)">
            <text:p/>
          </table:table-cell>
          <table:table-cell table:formula="of:=SUBSTITUTE(['TEAM NAMES'.F6];&quot;&quot;&quot;&quot;;&quot;'&quot;)">
            <text:p/>
          </table:table-cell>
          <table:table-cell table:formula="of:=SUBSTITUTE(['TEAM NAMES'.G6];&quot;&quot;&quot;&quot;;&quot;'&quot;)">
            <text:p/>
          </table:table-cell>
          <table:table-cell table:formula="of:=SUBSTITUTE(['TEAM NAMES'.H6];&quot;&quot;&quot;&quot;;&quot;'&quot;)">
            <text:p/>
          </table:table-cell>
          <table:table-cell table:formula="of:=SUBSTITUTE(['TEAM NAMES'.I6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3" calcext:value-type="float">
            <text:p>3</text:p>
          </table:table-cell>
          <table:table-cell table:formula="of:=SUBSTITUTE(['TEAM NAMES'.B7];&quot;&quot;&quot;&quot;;&quot;'&quot;)">
            <text:p/>
          </table:table-cell>
          <table:table-cell table:formula="of:=SUBSTITUTE(['TEAM NAMES'.C7];&quot;&quot;&quot;&quot;;&quot;'&quot;)">
            <text:p/>
          </table:table-cell>
          <table:table-cell table:formula="of:=SUBSTITUTE(['TEAM NAMES'.D7];&quot;&quot;&quot;&quot;;&quot;'&quot;)">
            <text:p/>
          </table:table-cell>
          <table:table-cell table:formula="of:=SUBSTITUTE(['TEAM NAMES'.E7];&quot;&quot;&quot;&quot;;&quot;'&quot;)">
            <text:p/>
          </table:table-cell>
          <table:table-cell table:formula="of:=SUBSTITUTE(['TEAM NAMES'.F7];&quot;&quot;&quot;&quot;;&quot;'&quot;)">
            <text:p/>
          </table:table-cell>
          <table:table-cell table:formula="of:=SUBSTITUTE(['TEAM NAMES'.G7];&quot;&quot;&quot;&quot;;&quot;'&quot;)">
            <text:p/>
          </table:table-cell>
          <table:table-cell table:formula="of:=SUBSTITUTE(['TEAM NAMES'.H7];&quot;&quot;&quot;&quot;;&quot;'&quot;)">
            <text:p/>
          </table:table-cell>
          <table:table-cell table:formula="of:=SUBSTITUTE(['TEAM NAMES'.I7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4" calcext:value-type="float">
            <text:p>4</text:p>
          </table:table-cell>
          <table:table-cell table:formula="of:=SUBSTITUTE(['TEAM NAMES'.B8];&quot;&quot;&quot;&quot;;&quot;'&quot;)">
            <text:p/>
          </table:table-cell>
          <table:table-cell table:formula="of:=SUBSTITUTE(['TEAM NAMES'.C8];&quot;&quot;&quot;&quot;;&quot;'&quot;)">
            <text:p/>
          </table:table-cell>
          <table:table-cell table:formula="of:=SUBSTITUTE(['TEAM NAMES'.D8];&quot;&quot;&quot;&quot;;&quot;'&quot;)">
            <text:p/>
          </table:table-cell>
          <table:table-cell table:formula="of:=SUBSTITUTE(['TEAM NAMES'.E8];&quot;&quot;&quot;&quot;;&quot;'&quot;)">
            <text:p/>
          </table:table-cell>
          <table:table-cell table:formula="of:=SUBSTITUTE(['TEAM NAMES'.F8];&quot;&quot;&quot;&quot;;&quot;'&quot;)">
            <text:p/>
          </table:table-cell>
          <table:table-cell table:formula="of:=SUBSTITUTE(['TEAM NAMES'.G8];&quot;&quot;&quot;&quot;;&quot;'&quot;)">
            <text:p/>
          </table:table-cell>
          <table:table-cell table:formula="of:=SUBSTITUTE(['TEAM NAMES'.H8];&quot;&quot;&quot;&quot;;&quot;'&quot;)">
            <text:p/>
          </table:table-cell>
          <table:table-cell table:formula="of:=SUBSTITUTE(['TEAM NAMES'.I8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5" calcext:value-type="float">
            <text:p>5</text:p>
          </table:table-cell>
          <table:table-cell table:formula="of:=SUBSTITUTE(['TEAM NAMES'.B9];&quot;&quot;&quot;&quot;;&quot;'&quot;)">
            <text:p/>
          </table:table-cell>
          <table:table-cell table:formula="of:=SUBSTITUTE(['TEAM NAMES'.C9];&quot;&quot;&quot;&quot;;&quot;'&quot;)">
            <text:p/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formula="of:=SUBSTITUTE(['TEAM NAMES'.F9];&quot;&quot;&quot;&quot;;&quot;'&quot;)">
            <text:p/>
          </table:table-cell>
          <table:table-cell table:formula="of:=SUBSTITUTE(['TEAM NAMES'.G9];&quot;&quot;&quot;&quot;;&quot;'&quot;)">
            <text:p/>
          </table:table-cell>
          <table:table-cell table:formula="of:=SUBSTITUTE(['TEAM NAMES'.H9];&quot;&quot;&quot;&quot;;&quot;'&quot;)">
            <text:p/>
          </table:table-cell>
          <table:table-cell table:formula="of:=SUBSTITUTE(['TEAM NAMES'.I9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formula="of:=SUBSTITUTE(['TEAM NAMES'.F10];&quot;&quot;&quot;&quot;;&quot;'&quot;)">
            <text:p/>
          </table:table-cell>
          <table:table-cell table:formula="of:=SUBSTITUTE(['TEAM NAMES'.G10];&quot;&quot;&quot;&quot;;&quot;'&quot;)">
            <text:p/>
          </table:table-cell>
          <table:table-cell table:formula="of:=SUBSTITUTE(['TEAM NAMES'.H10];&quot;&quot;&quot;&quot;;&quot;'&quot;)">
            <text:p/>
          </table:table-cell>
          <table:table-cell table:formula="of:=SUBSTITUTE(['TEAM NAMES'.I10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formula="of:=SUBSTITUTE(['TEAM NAMES'.F11];&quot;&quot;&quot;&quot;;&quot;'&quot;)">
            <text:p/>
          </table:table-cell>
          <table:table-cell table:formula="of:=SUBSTITUTE(['TEAM NAMES'.G11];&quot;&quot;&quot;&quot;;&quot;'&quot;)">
            <text:p/>
          </table:table-cell>
          <table:table-cell table:formula="of:=SUBSTITUTE(['TEAM NAMES'.H11];&quot;&quot;&quot;&quot;;&quot;'&quot;)">
            <text:p/>
          </table:table-cell>
          <table:table-cell table:formula="of:=SUBSTITUTE(['TEAM NAMES'.I11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formula="of:=SUBSTITUTE(['TEAM NAMES'.F12];&quot;&quot;&quot;&quot;;&quot;'&quot;)">
            <text:p/>
          </table:table-cell>
          <table:table-cell table:formula="of:=SUBSTITUTE(['TEAM NAMES'.G12];&quot;&quot;&quot;&quot;;&quot;'&quot;)">
            <text:p/>
          </table:table-cell>
          <table:table-cell table:formula="of:=SUBSTITUTE(['TEAM NAMES'.H12];&quot;&quot;&quot;&quot;;&quot;'&quot;)">
            <text:p/>
          </table:table-cell>
          <table:table-cell table:formula="of:=SUBSTITUTE(['TEAM NAMES'.I12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formula="of:=SUBSTITUTE(['TEAM NAMES'.F13];&quot;&quot;&quot;&quot;;&quot;'&quot;)">
            <text:p/>
          </table:table-cell>
          <table:table-cell table:formula="of:=SUBSTITUTE(['TEAM NAMES'.G13];&quot;&quot;&quot;&quot;;&quot;'&quot;)">
            <text:p/>
          </table:table-cell>
          <table:table-cell table:formula="of:=SUBSTITUTE(['TEAM NAMES'.H13];&quot;&quot;&quot;&quot;;&quot;'&quot;)">
            <text:p/>
          </table:table-cell>
          <table:table-cell table:formula="of:=SUBSTITUTE(['TEAM NAMES'.I13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formula="of:=SUBSTITUTE(['TEAM NAMES'.B14];&quot;&quot;&quot;&quot;;&quot;'&quot;)">
            <text:p/>
          </table:table-cell>
          <table:table-cell table:formula="of:=SUBSTITUTE(['TEAM NAMES'.C14];&quot;&quot;&quot;&quot;;&quot;'&quot;)">
            <text:p/>
          </table:table-cell>
          <table:table-cell table:formula="of:=SUBSTITUTE(['TEAM NAMES'.D14];&quot;&quot;&quot;&quot;;&quot;'&quot;)">
            <text:p/>
          </table:table-cell>
          <table:table-cell table:formula="of:=SUBSTITUTE(['TEAM NAMES'.E14];&quot;&quot;&quot;&quot;;&quot;'&quot;)">
            <text:p/>
          </table:table-cell>
          <table:table-cell table:formula="of:=SUBSTITUTE(['TEAM NAMES'.F14];&quot;&quot;&quot;&quot;;&quot;'&quot;)">
            <text:p/>
          </table:table-cell>
          <table:table-cell table:formula="of:=SUBSTITUTE(['TEAM NAMES'.G14];&quot;&quot;&quot;&quot;;&quot;'&quot;)">
            <text:p/>
          </table:table-cell>
          <table:table-cell table:formula="of:=SUBSTITUTE(['TEAM NAMES'.H14];&quot;&quot;&quot;&quot;;&quot;'&quot;)">
            <text:p/>
          </table:table-cell>
          <table:table-cell table:formula="of:=SUBSTITUTE(['TEAM NAMES'.I14];&quot;&quot;&quot;&quot;;&quot;'&quot;)">
            <text:p/>
          </table:table-cell>
          <table:table-cell table:number-columns-repeated="1015"/>
        </table:table-row>
        <table:table-row table:style-name="ro1" table:number-rows-repeated="1048454">
          <table:table-cell table:number-columns-repeated="1024"/>
        </table:table-row>
        <table:table-row table:style-name="ro2" table:number-rows-repeated="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Groups of 5 KO Format" table:style-name="ta1"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5" table:visibility="collapse" table:default-cell-style-name="ce9"/>
        <table:table-column table:style-name="co5" table:visibility="collapse" table:default-cell-style-name="ce11"/>
        <table:table-column table:style-name="co6" table:visibility="collapse" table:default-cell-style-name="ce11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2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10" office:value-type="string" calcext:value-type="string">
            <text:p>Home</text:p>
          </table:table-cell>
          <table:table-cell table:style-name="ce10"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2 Groups of 5 KO Format'.D2];TRANSLATED_TEAM_NAMES;['2 Groups of 5 KO Format'.$C2]+1)">
            <text:p/>
          </table:table-cell>
          <table:table-cell table:style-name="ce10" table:formula="of:=VLOOKUP(['2 Groups of 5 KO Format'.E2];TRANSLATED_TEAM_NAMES;['2 Groups of 5 KO Format'.$C2]+1)">
            <text:p/>
          </table:table-cell>
          <table:table-cell table:style-name="ce10"/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&quot;,&quot;competition&quot;:{&quot;name&quot;:&quot;U11&quot;, &quot;section&quot;:&quot;Groups&quot;, &quot;group&quot;:&quot;1&quot;},&quot;tag&quot;:&quot;1&quot;, &quot;homeTeam&quot;:&quot;&quot;, &quot;awayTeam&quot;:&quot;&quot;}" calcext:value-type="string">
            <text:p>{"__v":0,"index":1,"pitch":"","competition":{"name":"U11", "section":"Groups", "group":"1"},"tag":"1", "homeTeam":"", "awayTeam":"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2 Groups of 5 KO Format'.D3];TRANSLATED_TEAM_NAMES;['2 Groups of 5 KO Format'.$C3]+1)">
            <text:p/>
          </table:table-cell>
          <table:table-cell table:style-name="ce10" table:formula="of:=VLOOKUP(['2 Groups of 5 KO Format'.E3];TRANSLATED_TEAM_NAMES;['2 Groups of 5 KO Format'.$C3]+1)">
            <text:p/>
          </table:table-cell>
          <table:table-cell table:style-name="ce10"/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&quot;,&quot;competition&quot;:{&quot;name&quot;:&quot;U11&quot;, &quot;section&quot;:&quot;Groups&quot;, &quot;group&quot;:&quot;1&quot;},&quot;tag&quot;:&quot;2&quot;, &quot;homeTeam&quot;:&quot;&quot;, &quot;awayTeam&quot;:&quot;&quot;}" calcext:value-type="string">
            <text:p>{"__v":0,"index":2,"pitch":"","competition":{"name":"U11", "section":"Groups", "group":"1"},"tag":"2", "homeTeam":"", "awayTeam":"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2 Groups of 5 KO Format'.D4];TRANSLATED_TEAM_NAMES;['2 Groups of 5 KO Format'.$C4]+1)">
            <text:p/>
          </table:table-cell>
          <table:table-cell table:style-name="ce10" table:formula="of:=VLOOKUP(['2 Groups of 5 KO Format'.E4];TRANSLATED_TEAM_NAMES;['2 Groups of 5 KO Format'.$C4]+1)">
            <text:p/>
          </table:table-cell>
          <table:table-cell table:style-name="ce10"/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&quot;,&quot;competition&quot;:{&quot;name&quot;:&quot;U11&quot;, &quot;section&quot;:&quot;Groups&quot;, &quot;group&quot;:&quot;1&quot;},&quot;tag&quot;:&quot;3&quot;, &quot;homeTeam&quot;:&quot;&quot;, &quot;awayTeam&quot;:&quot;&quot;}" calcext:value-type="string">
            <text:p>{"__v":0,"index":3,"pitch":"","competition":{"name":"U11", "section":"Groups", "group":"1"},"tag":"3", "homeTeam":"", "awayTeam":"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2 Groups of 5 KO Format'.D5];TRANSLATED_TEAM_NAMES;['2 Groups of 5 KO Format'.$C5]+1)">
            <text:p/>
          </table:table-cell>
          <table:table-cell table:style-name="ce10" table:formula="of:=VLOOKUP(['2 Groups of 5 KO Format'.E5];TRANSLATED_TEAM_NAMES;['2 Groups of 5 KO Format'.$C5]+1)">
            <text:p/>
          </table:table-cell>
          <table:table-cell table:style-name="ce10"/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&quot;,&quot;competition&quot;:{&quot;name&quot;:&quot;U11&quot;, &quot;section&quot;:&quot;Groups&quot;, &quot;group&quot;:&quot;1&quot;},&quot;tag&quot;:&quot;4&quot;, &quot;homeTeam&quot;:&quot;&quot;, &quot;awayTeam&quot;:&quot;&quot;}" calcext:value-type="string">
            <text:p>{"__v":0,"index":4,"pitch":"","competition":{"name":"U11", "section":"Groups", "group":"1"},"tag":"4", "homeTeam":"", "awayTeam":"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VLOOKUP(['2 Groups of 5 KO Format'.D6];TRANSLATED_TEAM_NAMES;['2 Groups of 5 KO Format'.$C6]+1)">
            <text:p/>
          </table:table-cell>
          <table:table-cell table:style-name="ce10" table:formula="of:=VLOOKUP(['2 Groups of 5 KO Format'.E6];TRANSLATED_TEAM_NAMES;['2 Groups of 5 KO Format'.$C6]+1)">
            <text:p/>
          </table:table-cell>
          <table:table-cell table:style-name="ce10"/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&quot;,&quot;competition&quot;:{&quot;name&quot;:&quot;U11&quot;, &quot;section&quot;:&quot;Groups&quot;, &quot;group&quot;:&quot;1&quot;},&quot;tag&quot;:&quot;5&quot;, &quot;homeTeam&quot;:&quot;&quot;, &quot;awayTeam&quot;:&quot;&quot;}" calcext:value-type="string">
            <text:p>{"__v":0,"index":5,"pitch":"","competition":{"name":"U11", "section":"Groups", "group":"1"},"tag":"5", "homeTeam":"", "awayTeam":"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2 Groups of 5 KO Format'.D7];TRANSLATED_TEAM_NAMES;['2 Groups of 5 KO Format'.$C7]+1)">
            <text:p/>
          </table:table-cell>
          <table:table-cell table:style-name="ce10" table:formula="of:=VLOOKUP(['2 Groups of 5 KO Format'.E7];TRANSLATED_TEAM_NAMES;['2 Groups of 5 KO Format'.$C7]+1)">
            <text:p/>
          </table:table-cell>
          <table:table-cell table:style-name="ce10"/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&quot;,&quot;competition&quot;:{&quot;name&quot;:&quot;U11&quot;, &quot;section&quot;:&quot;Groups&quot;, &quot;group&quot;:&quot;1&quot;},&quot;tag&quot;:&quot;6&quot;, &quot;homeTeam&quot;:&quot;&quot;, &quot;awayTeam&quot;:&quot;&quot;}" calcext:value-type="string">
            <text:p>{"__v":0,"index":6,"pitch":"","competition":{"name":"U11", "section":"Groups", "group":"1"},"tag":"6", "homeTeam":"", "awayTeam":"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2 Groups of 5 KO Format'.D8];TRANSLATED_TEAM_NAMES;['2 Groups of 5 KO Format'.$C8]+1)">
            <text:p/>
          </table:table-cell>
          <table:table-cell table:style-name="ce10" table:formula="of:=VLOOKUP(['2 Groups of 5 KO Format'.E8];TRANSLATED_TEAM_NAMES;['2 Groups of 5 KO Format'.$C8]+1)">
            <text:p/>
          </table:table-cell>
          <table:table-cell table:style-name="ce10"/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&quot;,&quot;competition&quot;:{&quot;name&quot;:&quot;U11&quot;, &quot;section&quot;:&quot;Groups&quot;, &quot;group&quot;:&quot;1&quot;},&quot;tag&quot;:&quot;7&quot;, &quot;homeTeam&quot;:&quot;&quot;, &quot;awayTeam&quot;:&quot;&quot;}" calcext:value-type="string">
            <text:p>{"__v":0,"index":7,"pitch":"","competition":{"name":"U11", "section":"Groups", "group":"1"},"tag":"7", "homeTeam":"", "awayTeam":"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VLOOKUP(['2 Groups of 5 KO Format'.D9];TRANSLATED_TEAM_NAMES;['2 Groups of 5 KO Format'.$C9]+1)">
            <text:p/>
          </table:table-cell>
          <table:table-cell table:style-name="ce10" table:formula="of:=VLOOKUP(['2 Groups of 5 KO Format'.E9];TRANSLATED_TEAM_NAMES;['2 Groups of 5 KO Format'.$C9]+1)">
            <text:p/>
          </table:table-cell>
          <table:table-cell table:style-name="ce10"/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&quot;,&quot;competition&quot;:{&quot;name&quot;:&quot;U11&quot;, &quot;section&quot;:&quot;Groups&quot;, &quot;group&quot;:&quot;1&quot;},&quot;tag&quot;:&quot;8&quot;, &quot;homeTeam&quot;:&quot;&quot;, &quot;awayTeam&quot;:&quot;&quot;}" calcext:value-type="string">
            <text:p>{"__v":0,"index":8,"pitch":"","competition":{"name":"U11", "section":"Groups", "group":"1"},"tag":"8", "homeTeam":"", "awayTeam":"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2 Groups of 5 KO Format'.D10];TRANSLATED_TEAM_NAMES;['2 Groups of 5 KO Format'.$C10]+1)">
            <text:p/>
          </table:table-cell>
          <table:table-cell table:style-name="ce10" table:formula="of:=VLOOKUP(['2 Groups of 5 KO Format'.E10];TRANSLATED_TEAM_NAMES;['2 Groups of 5 KO Format'.$C10]+1)">
            <text:p/>
          </table:table-cell>
          <table:table-cell table:style-name="ce10"/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&quot;,&quot;competition&quot;:{&quot;name&quot;:&quot;U11&quot;, &quot;section&quot;:&quot;Groups&quot;, &quot;group&quot;:&quot;1&quot;},&quot;tag&quot;:&quot;9&quot;, &quot;homeTeam&quot;:&quot;&quot;, &quot;awayTeam&quot;:&quot;&quot;}" calcext:value-type="string">
            <text:p>{"__v":0,"index":9,"pitch":"","competition":{"name":"U11", "section":"Groups", "group":"1"},"tag":"9", "homeTeam":"", "awayTeam":"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2 Groups of 5 KO Format'.D11];TRANSLATED_TEAM_NAMES;['2 Groups of 5 KO Format'.$C11]+1)">
            <text:p/>
          </table:table-cell>
          <table:table-cell table:style-name="ce10" table:formula="of:=VLOOKUP(['2 Groups of 5 KO Format'.E11];TRANSLATED_TEAM_NAMES;['2 Groups of 5 KO Format'.$C11]+1)">
            <text:p/>
          </table:table-cell>
          <table:table-cell table:style-name="ce10"/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&quot;,&quot;competition&quot;:{&quot;name&quot;:&quot;U11&quot;, &quot;section&quot;:&quot;Groups&quot;, &quot;group&quot;:&quot;1&quot;},&quot;tag&quot;:&quot;10&quot;, &quot;homeTeam&quot;:&quot;&quot;, &quot;awayTeam&quot;:&quot;&quot;}" calcext:value-type="string">
            <text:p>{"__v":0,"index":10,"pitch":"","competition":{"name":"U11", "section":"Groups", "group":"1"},"tag":"10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2 Groups of 5 KO Format'.D12];TRANSLATED_TEAM_NAMES;['2 Groups of 5 KO Format'.$C12]+1)">
            <text:p/>
          </table:table-cell>
          <table:table-cell table:style-name="ce10" table:formula="of:=VLOOKUP(['2 Groups of 5 KO Format'.E12];TRANSLATED_TEAM_NAMES;['2 Groups of 5 KO Format'.$C12]+1)">
            <text:p/>
          </table:table-cell>
          <table:table-cell table:style-name="ce10"/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&quot;,&quot;competition&quot;:{&quot;name&quot;:&quot;U11&quot;, &quot;section&quot;:&quot;Groups&quot;, &quot;group&quot;:&quot;2&quot;},&quot;tag&quot;:&quot;1&quot;, &quot;homeTeam&quot;:&quot;&quot;, &quot;awayTeam&quot;:&quot;&quot;}" calcext:value-type="string">
            <text:p>{"__v":0,"index":11,"pitch":"","competition":{"name":"U11", "section":"Groups", "group":"2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2 Groups of 5 KO Format'.D13];TRANSLATED_TEAM_NAMES;['2 Groups of 5 KO Format'.$C13]+1)">
            <text:p/>
          </table:table-cell>
          <table:table-cell table:style-name="ce10" table:formula="of:=VLOOKUP(['2 Groups of 5 KO Format'.E13];TRANSLATED_TEAM_NAMES;['2 Groups of 5 KO Format'.$C13]+1)">
            <text:p/>
          </table:table-cell>
          <table:table-cell table:style-name="ce10"/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&quot;,&quot;competition&quot;:{&quot;name&quot;:&quot;U11&quot;, &quot;section&quot;:&quot;Groups&quot;, &quot;group&quot;:&quot;2&quot;},&quot;tag&quot;:&quot;2&quot;, &quot;homeTeam&quot;:&quot;&quot;, &quot;awayTeam&quot;:&quot;&quot;}" calcext:value-type="string">
            <text:p>{"__v":0,"index":12,"pitch":"","competition":{"name":"U11", "section":"Groups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2 Groups of 5 KO Format'.D14];TRANSLATED_TEAM_NAMES;['2 Groups of 5 KO Format'.$C14]+1)">
            <text:p/>
          </table:table-cell>
          <table:table-cell table:style-name="ce10" table:formula="of:=VLOOKUP(['2 Groups of 5 KO Format'.E14];TRANSLATED_TEAM_NAMES;['2 Groups of 5 KO Format'.$C14]+1)">
            <text:p/>
          </table:table-cell>
          <table:table-cell table:style-name="ce10"/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&quot;,&quot;competition&quot;:{&quot;name&quot;:&quot;U11&quot;, &quot;section&quot;:&quot;Groups&quot;, &quot;group&quot;:&quot;2&quot;},&quot;tag&quot;:&quot;3&quot;, &quot;homeTeam&quot;:&quot;&quot;, &quot;awayTeam&quot;:&quot;&quot;}" calcext:value-type="string">
            <text:p>{"__v":0,"index":13,"pitch":"","competition":{"name":"U11", "section":"Groups", "group":"2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2 Groups of 5 KO Format'.D15];TRANSLATED_TEAM_NAMES;['2 Groups of 5 KO Format'.$C15]+1)">
            <text:p/>
          </table:table-cell>
          <table:table-cell table:style-name="ce10" table:formula="of:=VLOOKUP(['2 Groups of 5 KO Format'.E15];TRANSLATED_TEAM_NAMES;['2 Groups of 5 KO Format'.$C15]+1)">
            <text:p/>
          </table:table-cell>
          <table:table-cell table:style-name="ce10"/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&quot;,&quot;competition&quot;:{&quot;name&quot;:&quot;U11&quot;, &quot;section&quot;:&quot;Groups&quot;, &quot;group&quot;:&quot;2&quot;},&quot;tag&quot;:&quot;4&quot;, &quot;homeTeam&quot;:&quot;&quot;, &quot;awayTeam&quot;:&quot;&quot;}" calcext:value-type="string">
            <text:p>{"__v":0,"index":14,"pitch":"","competition":{"name":"U11", "section":"Groups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VLOOKUP(['2 Groups of 5 KO Format'.D16];TRANSLATED_TEAM_NAMES;['2 Groups of 5 KO Format'.$C16]+1)">
            <text:p/>
          </table:table-cell>
          <table:table-cell table:style-name="ce10" table:formula="of:=VLOOKUP(['2 Groups of 5 KO Format'.E16];TRANSLATED_TEAM_NAMES;['2 Groups of 5 KO Format'.$C16]+1)">
            <text:p/>
          </table:table-cell>
          <table:table-cell table:style-name="ce10"/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&quot;,&quot;competition&quot;:{&quot;name&quot;:&quot;U11&quot;, &quot;section&quot;:&quot;Groups&quot;, &quot;group&quot;:&quot;2&quot;},&quot;tag&quot;:&quot;5&quot;, &quot;homeTeam&quot;:&quot;&quot;, &quot;awayTeam&quot;:&quot;&quot;}" calcext:value-type="string">
            <text:p>{"__v":0,"index":15,"pitch":"","competition":{"name":"U11", "section":"Groups", "group":"2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2 Groups of 5 KO Format'.D17];TRANSLATED_TEAM_NAMES;['2 Groups of 5 KO Format'.$C17]+1)">
            <text:p/>
          </table:table-cell>
          <table:table-cell table:style-name="ce10" table:formula="of:=VLOOKUP(['2 Groups of 5 KO Format'.E17];TRANSLATED_TEAM_NAMES;['2 Groups of 5 KO Format'.$C17]+1)">
            <text:p/>
          </table:table-cell>
          <table:table-cell table:style-name="ce10"/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&quot;,&quot;competition&quot;:{&quot;name&quot;:&quot;U11&quot;, &quot;section&quot;:&quot;Groups&quot;, &quot;group&quot;:&quot;2&quot;},&quot;tag&quot;:&quot;6&quot;, &quot;homeTeam&quot;:&quot;&quot;, &quot;awayTeam&quot;:&quot;&quot;}" calcext:value-type="string">
            <text:p>{"__v":0,"index":16,"pitch":"","competition":{"name":"U11", "section":"Groups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2 Groups of 5 KO Format'.D18];TRANSLATED_TEAM_NAMES;['2 Groups of 5 KO Format'.$C18]+1)">
            <text:p/>
          </table:table-cell>
          <table:table-cell table:style-name="ce10" table:formula="of:=VLOOKUP(['2 Groups of 5 KO Format'.E18];TRANSLATED_TEAM_NAMES;['2 Groups of 5 KO Format'.$C18]+1)">
            <text:p/>
          </table:table-cell>
          <table:table-cell table:style-name="ce10"/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&quot;,&quot;competition&quot;:{&quot;name&quot;:&quot;U11&quot;, &quot;section&quot;:&quot;Groups&quot;, &quot;group&quot;:&quot;2&quot;},&quot;tag&quot;:&quot;7&quot;, &quot;homeTeam&quot;:&quot;&quot;, &quot;awayTeam&quot;:&quot;&quot;}" calcext:value-type="string">
            <text:p>{"__v":0,"index":17,"pitch":"","competition":{"name":"U11", "section":"Groups", "group":"2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VLOOKUP(['2 Groups of 5 KO Format'.D19];TRANSLATED_TEAM_NAMES;['2 Groups of 5 KO Format'.$C19]+1)">
            <text:p/>
          </table:table-cell>
          <table:table-cell table:style-name="ce10" table:formula="of:=VLOOKUP(['2 Groups of 5 KO Format'.E19];TRANSLATED_TEAM_NAMES;['2 Groups of 5 KO Format'.$C19]+1)">
            <text:p/>
          </table:table-cell>
          <table:table-cell table:style-name="ce10"/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&quot;,&quot;competition&quot;:{&quot;name&quot;:&quot;U11&quot;, &quot;section&quot;:&quot;Groups&quot;, &quot;group&quot;:&quot;2&quot;},&quot;tag&quot;:&quot;8&quot;, &quot;homeTeam&quot;:&quot;&quot;, &quot;awayTeam&quot;:&quot;&quot;}" calcext:value-type="string">
            <text:p>{"__v":0,"index":18,"pitch":"","competition":{"name":"U11", "section":"Groups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2 Groups of 5 KO Format'.D20];TRANSLATED_TEAM_NAMES;['2 Groups of 5 KO Format'.$C20]+1)">
            <text:p/>
          </table:table-cell>
          <table:table-cell table:style-name="ce10" table:formula="of:=VLOOKUP(['2 Groups of 5 KO Format'.E20];TRANSLATED_TEAM_NAMES;['2 Groups of 5 KO Format'.$C20]+1)">
            <text:p/>
          </table:table-cell>
          <table:table-cell table:style-name="ce10"/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&quot;,&quot;competition&quot;:{&quot;name&quot;:&quot;U11&quot;, &quot;section&quot;:&quot;Groups&quot;, &quot;group&quot;:&quot;2&quot;},&quot;tag&quot;:&quot;9&quot;, &quot;homeTeam&quot;:&quot;&quot;, &quot;awayTeam&quot;:&quot;&quot;}" calcext:value-type="string">
            <text:p>{"__v":0,"index":19,"pitch":"","competition":{"name":"U11", "section":"Groups", "group":"2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2 Groups of 5 KO Format'.D21];TRANSLATED_TEAM_NAMES;['2 Groups of 5 KO Format'.$C21]+1)">
            <text:p/>
          </table:table-cell>
          <table:table-cell table:style-name="ce10" table:formula="of:=VLOOKUP(['2 Groups of 5 KO Format'.E21];TRANSLATED_TEAM_NAMES;['2 Groups of 5 KO Format'.$C21]+1)">
            <text:p/>
          </table:table-cell>
          <table:table-cell table:style-name="ce10"/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&quot;,&quot;competition&quot;:{&quot;name&quot;:&quot;U11&quot;, &quot;section&quot;:&quot;Groups&quot;, &quot;group&quot;:&quot;2&quot;},&quot;tag&quot;:&quot;10&quot;, &quot;homeTeam&quot;:&quot;&quot;, &quot;awayTeam&quot;:&quot;&quot;}" calcext:value-type="string">
            <text:p>{"__v":0,"index":20,"pitch":"","competition":{"name":"U11", "section":"Groups", "group":"2"},"tag":"10", "homeTeam":"", "awayTeam":""}</text:p>
          </table:table-cell>
        </table:table-row>
        <table:table-row table:style-name="ro1">
          <table:table-cell office:value-type="string" calcext:value-type="string">
            <text:p>PO1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2"/>
          <table:table-cell table:style-name="ce10" table:formula="of:=AGE_GROUP&amp;&quot;_&quot;&amp;SECTION&amp;&quot;_G1_P4&quot;" office:value-type="string" office:string-value="U11_Groups_G1_P4" calcext:value-type="string">
            <text:p>U11_Groups_G1_P4</text:p>
          </table:table-cell>
          <table:table-cell table:style-name="ce10" table:formula="of:=AGE_GROUP&amp;&quot;_&quot;&amp;SECTION&amp;&quot;_G2_P5&quot;" office:value-type="string" office:string-value="U11_Groups_G2_P5" calcext:value-type="string">
            <text:p>U11_Groups_G2_P5</text:p>
          </table:table-cell>
          <table:table-cell table:style-name="ce10"/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&quot;,&quot;competition&quot;:{&quot;name&quot;:&quot;U11&quot;, &quot;section&quot;:&quot;Groups&quot;},&quot;tag&quot;:&quot;PO1&quot;, &quot;homeTeam&quot;:&quot;U11_Groups_G1_P4&quot;, &quot;awayTeam&quot;:&quot;U11_Groups_G2_P5&quot;}" calcext:value-type="string">
            <text:p>{"__v":0,"index":21,"pitch":"","competition":{"name":"U11", "section":"Groups"},"tag":"PO1", "homeTeam":"U11_Groups_G1_P4", "awayTeam":"U11_Groups_G2_P5"}</text:p>
          </table:table-cell>
        </table:table-row>
        <table:table-row table:style-name="ro1">
          <table:table-cell office:value-type="string" calcext:value-type="string">
            <text:p>PO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G2_P4&quot;" office:value-type="string" office:string-value="U11_Groups_G2_P4" calcext:value-type="string">
            <text:p>U11_Groups_G2_P4</text:p>
          </table:table-cell>
          <table:table-cell table:style-name="ce10" table:formula="of:=AGE_GROUP&amp;&quot;_&quot;&amp;SECTION&amp;&quot;_G1_P5&quot;" office:value-type="string" office:string-value="U11_Groups_G1_P5" calcext:value-type="string">
            <text:p>U11_Groups_G1_P5</text:p>
          </table:table-cell>
          <table:table-cell table:style-name="ce10"/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&quot;,&quot;competition&quot;:{&quot;name&quot;:&quot;U11&quot;, &quot;section&quot;:&quot;Groups&quot;},&quot;tag&quot;:&quot;PO2&quot;, &quot;homeTeam&quot;:&quot;U11_Groups_G2_P4&quot;, &quot;awayTeam&quot;:&quot;U11_Groups_G1_P5&quot;}" calcext:value-type="string">
            <text:p>{"__v":0,"index":22,"pitch":"","competition":{"name":"U11", "section":"Groups"},"tag":"PO2", "homeTeam":"U11_Groups_G2_P4", "awayTeam":"U11_Groups_G1_P5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G1_P2&quot;" office:value-type="string" office:string-value="U11_Groups_G1_P2" calcext:value-type="string">
            <text:p>U11_Groups_G1_P2</text:p>
          </table:table-cell>
          <table:table-cell table:style-name="ce10" table:formula="of:=AGE_GROUP&amp;&quot;_&quot;&amp;SECTION&amp;&quot;_G2_P3&quot;" office:value-type="string" office:string-value="U11_Groups_G2_P3" calcext:value-type="string">
            <text:p>U11_Groups_G2_P3</text:p>
          </table:table-cell>
          <table:table-cell table:style-name="ce10"/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&quot;,&quot;competition&quot;:{&quot;name&quot;:&quot;U11&quot;, &quot;section&quot;:&quot;Groups&quot;},&quot;tag&quot;:&quot;QF1&quot;, &quot;homeTeam&quot;:&quot;U11_Groups_G1_P2&quot;, &quot;awayTeam&quot;:&quot;U11_Groups_G2_P3&quot;}" calcext:value-type="string">
            <text:p>{"__v":0,"index":23,"pitch":"","competition":{"name":"U11", "section":"Groups"},"tag":"QF1", "homeTeam":"U11_Groups_G1_P2", "awayTeam":"U11_Groups_G2_P3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G2_P2&quot;" office:value-type="string" office:string-value="U11_Groups_G2_P2" calcext:value-type="string">
            <text:p>U11_Groups_G2_P2</text:p>
          </table:table-cell>
          <table:table-cell table:style-name="ce10" table:formula="of:=AGE_GROUP&amp;&quot;_&quot;&amp;SECTION&amp;&quot;_G1_P3&quot;" office:value-type="string" office:string-value="U11_Groups_G1_P3" calcext:value-type="string">
            <text:p>U11_Groups_G1_P3</text:p>
          </table:table-cell>
          <table:table-cell table:style-name="ce10"/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&quot;,&quot;competition&quot;:{&quot;name&quot;:&quot;U11&quot;, &quot;section&quot;:&quot;Groups&quot;},&quot;tag&quot;:&quot;QF2&quot;, &quot;homeTeam&quot;:&quot;U11_Groups_G2_P2&quot;, &quot;awayTeam&quot;:&quot;U11_Groups_G1_P3&quot;}" calcext:value-type="string">
            <text:p>{"__v":0,"index":24,"pitch":"","competition":{"name":"U11", "section":"Groups"},"tag":"QF2", "homeTeam":"U11_Groups_G2_P2", "awayTeam":"U11_Groups_G1_P3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G1_P1&quot;" office:value-type="string" office:string-value="U11_Groups_G1_P1" calcext:value-type="string">
            <text:p>U11_Groups_G1_P1</text:p>
          </table:table-cell>
          <table:table-cell table:style-name="ce10" table:formula="of:=AGE_GROUP&amp;&quot;_&quot;&amp;SECTION&amp;&quot;_PO1&quot;" office:value-type="string" office:string-value="U11_Groups_PO1" calcext:value-type="string">
            <text:p>U11_Groups_PO1</text:p>
          </table:table-cell>
          <table:table-cell table:style-name="ce10"/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&quot;,&quot;competition&quot;:{&quot;name&quot;:&quot;U11&quot;, &quot;section&quot;:&quot;Groups&quot;},&quot;tag&quot;:&quot;QF3&quot;, &quot;homeTeam&quot;:&quot;U11_Groups_G1_P1&quot;, &quot;awayTeam&quot;:&quot;U11_Groups_PO1&quot;}" calcext:value-type="string">
            <text:p>{"__v":0,"index":25,"pitch":"","competition":{"name":"U11", "section":"Groups"},"tag":"QF3", "homeTeam":"U11_Groups_G1_P1", "awayTeam":"U11_Groups_PO1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G2_P1&quot;" office:value-type="string" office:string-value="U11_Groups_G2_P1" calcext:value-type="string">
            <text:p>U11_Groups_G2_P1</text:p>
          </table:table-cell>
          <table:table-cell table:style-name="ce10" table:formula="of:=AGE_GROUP&amp;&quot;_&quot;&amp;SECTION&amp;&quot;_PO2&quot;" office:value-type="string" office:string-value="U11_Groups_PO2" calcext:value-type="string">
            <text:p>U11_Groups_PO2</text:p>
          </table:table-cell>
          <table:table-cell table:style-name="ce10"/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&quot;,&quot;competition&quot;:{&quot;name&quot;:&quot;U11&quot;, &quot;section&quot;:&quot;Groups&quot;},&quot;tag&quot;:&quot;QF4&quot;, &quot;homeTeam&quot;:&quot;U11_Groups_G2_P1&quot;, &quot;awayTeam&quot;:&quot;U11_Groups_PO2&quot;}" calcext:value-type="string">
            <text:p>{"__v":0,"index":26,"pitch":"","competition":{"name":"U11", "section":"Groups"},"tag":"QF4", "homeTeam":"U11_Groups_G2_P1", "awayTeam":"U11_Groups_PO2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QF1&quot;" office:value-type="string" office:string-value="U11_Groups_QF1" calcext:value-type="string">
            <text:p>U11_Groups_QF1</text:p>
          </table:table-cell>
          <table:table-cell table:style-name="ce10" table:formula="of:=AGE_GROUP&amp;&quot;_&quot;&amp;SECTION&amp;&quot;_QF4&quot;" office:value-type="string" office:string-value="U11_Groups_QF4" calcext:value-type="string">
            <text:p>U11_Groups_QF4</text:p>
          </table:table-cell>
          <table:table-cell table:style-name="ce10"/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&quot;,&quot;competition&quot;:{&quot;name&quot;:&quot;U11&quot;, &quot;section&quot;:&quot;Groups&quot;},&quot;tag&quot;:&quot;SF1&quot;, &quot;homeTeam&quot;:&quot;U11_Groups_QF1&quot;, &quot;awayTeam&quot;:&quot;U11_Groups_QF4&quot;}" calcext:value-type="string">
            <text:p>{"__v":0,"index":27,"pitch":"","competition":{"name":"U11", "section":"Groups"},"tag":"SF1", "homeTeam":"U11_Groups_QF1", "awayTeam":"U11_Groups_QF4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QF2&quot;" office:value-type="string" office:string-value="U11_Groups_QF2" calcext:value-type="string">
            <text:p>U11_Groups_QF2</text:p>
          </table:table-cell>
          <table:table-cell table:style-name="ce10" table:formula="of:=AGE_GROUP&amp;&quot;_&quot;&amp;SECTION&amp;&quot;_QF3&quot;" office:value-type="string" office:string-value="U11_Groups_QF3" calcext:value-type="string">
            <text:p>U11_Groups_QF3</text:p>
          </table:table-cell>
          <table:table-cell table:style-name="ce10"/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&quot;,&quot;competition&quot;:{&quot;name&quot;:&quot;U11&quot;, &quot;section&quot;:&quot;Groups&quot;},&quot;tag&quot;:&quot;SF2&quot;, &quot;homeTeam&quot;:&quot;U11_Groups_QF2&quot;, &quot;awayTeam&quot;:&quot;U11_Groups_QF3&quot;}" calcext:value-type="string">
            <text:p>{"__v":0,"index":28,"pitch":"","competition":{"name":"U11", "section":"Groups"},"tag":"SF2", "homeTeam":"U11_Groups_QF2", "awayTeam":"U11_Groups_QF3"}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SF1&quot;" office:value-type="string" office:string-value="U11_Groups_SF1" calcext:value-type="string">
            <text:p>U11_Groups_SF1</text:p>
          </table:table-cell>
          <table:table-cell table:style-name="ce10" table:formula="of:=AGE_GROUP&amp;&quot;_&quot;&amp;SECTION&amp;&quot;_SF2&quot;" office:value-type="string" office:string-value="U11_Groups_SF2" calcext:value-type="string">
            <text:p>U11_Groups_SF2</text:p>
          </table:table-cell>
          <table:table-cell table:style-name="ce10"/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&quot;,&quot;competition&quot;:{&quot;name&quot;:&quot;U11&quot;, &quot;section&quot;:&quot;Groups&quot;},&quot;tag&quot;:&quot;FINAL&quot;, &quot;homeTeam&quot;:&quot;U11_Groups_SF1&quot;, &quot;awayTeam&quot;:&quot;U11_Groups_SF2&quot;}" calcext:value-type="string">
            <text:p>{"__v":0,"index":29,"pitch":"","competition":{"name":"U11", "section":"Groups"},"tag":"FINAL", "homeTeam":"U11_Groups_SF1", "awayTeam":"U11_Groups_SF2"}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 Groups of 4 2-Stage Format" table:style-name="ta1">
        <office:forms form:automatic-focus="false" form:apply-design-mode="false"/>
        <table:table-column table:style-name="co4" table:visibility="collapse" table:default-cell-style-name="ce9"/>
        <table:table-column table:style-name="co5" table:visibility="collapse" table:number-columns-repeated="2" table:default-cell-style-name="ce9"/>
        <table:table-column table:style-name="co5" table:visibility="collapse" table:default-cell-style-name="ce16"/>
        <table:table-column table:style-name="co6" table:visibility="collapse" table:default-cell-style-name="ce16"/>
        <table:table-column table:style-name="co10" table:visibility="collapse" table:default-cell-style-name="ce16"/>
        <table:table-column table:style-name="co10" table:visibility="collapse" table:default-cell-style-name="ce17"/>
        <table:table-column table:style-name="co11" table:default-cell-style-name="ce17"/>
        <table:table-column table:style-name="co12" table:default-cell-style-name="ce12"/>
        <table:table-column table:style-name="co3" table:number-columns-repeated="1015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14" office:value-type="string" calcext:value-type="string">
            <text:p>Home</text:p>
          </table:table-cell>
          <table:table-cell table:style-name="ce14" office:value-type="string" calcext:value-type="string">
            <text:p>Away</text:p>
          </table:table-cell>
          <table:table-cell table:style-name="ce14" table:number-columns-repeated="2"/>
          <table:table-cell table:style-name="ce14" office:value-type="string" calcext:value-type="string">
            <text:p>Pitch</text:p>
          </table:table-cell>
          <table:table-cell table:style-name="ce18"/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VLOOKUP([.D2];TRANSLATED_TEAM_NAMES;[.$C2]+1)">
            <text:p/>
          </table:table-cell>
          <table:table-cell table:style-name="ce14" table:formula="of:=VLOOKUP([.E2];TRANSLATED_TEAM_NAMES;[.$C2]+1)">
            <text:p/>
          </table:table-cell>
          <table:table-cell/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&quot;,&quot;competition&quot;:{&quot;name&quot;:&quot;U11&quot;, &quot;section&quot;:&quot;Groups&quot;, &quot;group&quot;:&quot;1&quot;},&quot;tag&quot;:&quot;1&quot;, &quot;homeTeam&quot;:&quot;&quot;, &quot;awayTeam&quot;:&quot;&quot;}" calcext:value-type="string">
            <text:p>{"__v":0,"index":1,"pitch":"","competition":{"name":"U11", "section":"Groups", "group":"1"},"tag":"1", "homeTeam":"", "awayTeam":""}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VLOOKUP([.D3];TRANSLATED_TEAM_NAMES;[.$C3]+1)">
            <text:p/>
          </table:table-cell>
          <table:table-cell table:style-name="ce14" table:formula="of:=VLOOKUP([.E3];TRANSLATED_TEAM_NAMES;[.$C3]+1)">
            <text:p/>
          </table:table-cell>
          <table:table-cell/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&quot;,&quot;competition&quot;:{&quot;name&quot;:&quot;U11&quot;, &quot;section&quot;:&quot;Groups&quot;, &quot;group&quot;:&quot;1&quot;},&quot;tag&quot;:&quot;2&quot;, &quot;homeTeam&quot;:&quot;&quot;, &quot;awayTeam&quot;:&quot;&quot;}" calcext:value-type="string">
            <text:p>{"__v":0,"index":2,"pitch":"","competition":{"name":"U11", "section":"Groups", "group":"1"},"tag":"2", "homeTeam":"", "awayTeam":""}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VLOOKUP([.D4];TRANSLATED_TEAM_NAMES;[.$C4]+1)">
            <text:p/>
          </table:table-cell>
          <table:table-cell table:style-name="ce14" table:formula="of:=VLOOKUP([.E4];TRANSLATED_TEAM_NAMES;[.$C4]+1)">
            <text:p/>
          </table:table-cell>
          <table:table-cell/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&quot;,&quot;competition&quot;:{&quot;name&quot;:&quot;U11&quot;, &quot;section&quot;:&quot;Groups&quot;, &quot;group&quot;:&quot;1&quot;},&quot;tag&quot;:&quot;3&quot;, &quot;homeTeam&quot;:&quot;&quot;, &quot;awayTeam&quot;:&quot;&quot;}" calcext:value-type="string">
            <text:p>{"__v":0,"index":3,"pitch":"","competition":{"name":"U11", "section":"Groups", "group":"1"},"tag":"3", "homeTeam":"", "awayTeam":""}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VLOOKUP([.D5];TRANSLATED_TEAM_NAMES;[.$C5]+1)">
            <text:p/>
          </table:table-cell>
          <table:table-cell table:style-name="ce14" table:formula="of:=VLOOKUP([.E5];TRANSLATED_TEAM_NAMES;[.$C5]+1)">
            <text:p/>
          </table:table-cell>
          <table:table-cell/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&quot;,&quot;competition&quot;:{&quot;name&quot;:&quot;U11&quot;, &quot;section&quot;:&quot;Groups&quot;, &quot;group&quot;:&quot;1&quot;},&quot;tag&quot;:&quot;4&quot;, &quot;homeTeam&quot;:&quot;&quot;, &quot;awayTeam&quot;:&quot;&quot;}" calcext:value-type="string">
            <text:p>{"__v":0,"index":4,"pitch":"","competition":{"name":"U11", "section":"Groups", "group":"1"},"tag":"4", "homeTeam":"", "awayTeam":""}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VLOOKUP([.D6];TRANSLATED_TEAM_NAMES;[.$C6]+1)">
            <text:p/>
          </table:table-cell>
          <table:table-cell table:style-name="ce14" table:formula="of:=VLOOKUP([.E6];TRANSLATED_TEAM_NAMES;[.$C6]+1)">
            <text:p/>
          </table:table-cell>
          <table:table-cell/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&quot;,&quot;competition&quot;:{&quot;name&quot;:&quot;U11&quot;, &quot;section&quot;:&quot;Groups&quot;, &quot;group&quot;:&quot;1&quot;},&quot;tag&quot;:&quot;5&quot;, &quot;homeTeam&quot;:&quot;&quot;, &quot;awayTeam&quot;:&quot;&quot;}" calcext:value-type="string">
            <text:p>{"__v":0,"index":5,"pitch":"","competition":{"name":"U11", "section":"Groups", "group":"1"},"tag":"5", "homeTeam":"", "awayTeam":""}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VLOOKUP([.D7];TRANSLATED_TEAM_NAMES;[.$C7]+1)">
            <text:p/>
          </table:table-cell>
          <table:table-cell table:style-name="ce14" table:formula="of:=VLOOKUP([.E7];TRANSLATED_TEAM_NAMES;[.$C7]+1)">
            <text:p/>
          </table:table-cell>
          <table:table-cell/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&quot;,&quot;competition&quot;:{&quot;name&quot;:&quot;U11&quot;, &quot;section&quot;:&quot;Groups&quot;, &quot;group&quot;:&quot;1&quot;},&quot;tag&quot;:&quot;6&quot;, &quot;homeTeam&quot;:&quot;&quot;, &quot;awayTeam&quot;:&quot;&quot;}" calcext:value-type="string">
            <text:p>{"__v":0,"index":6,"pitch":"","competition":{"name":"U11", "section":"Groups", "group":"1"},"tag":"6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VLOOKUP([.D8];TRANSLATED_TEAM_NAMES;[.$C8]+1)">
            <text:p/>
          </table:table-cell>
          <table:table-cell table:style-name="ce14" table:formula="of:=VLOOKUP([.E8];TRANSLATED_TEAM_NAMES;[.$C8]+1)">
            <text:p/>
          </table:table-cell>
          <table:table-cell/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&quot;,&quot;competition&quot;:{&quot;name&quot;:&quot;U11&quot;, &quot;section&quot;:&quot;Groups&quot;, &quot;group&quot;:&quot;2&quot;},&quot;tag&quot;:&quot;1&quot;, &quot;homeTeam&quot;:&quot;&quot;, &quot;awayTeam&quot;:&quot;&quot;}" calcext:value-type="string">
            <text:p>{"__v":0,"index":7,"pitch":"","competition":{"name":"U11", "section":"Groups", "group":"2"},"tag":"1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VLOOKUP([.D9];TRANSLATED_TEAM_NAMES;[.$C9]+1)">
            <text:p/>
          </table:table-cell>
          <table:table-cell table:style-name="ce14" table:formula="of:=VLOOKUP([.E9];TRANSLATED_TEAM_NAMES;[.$C9]+1)">
            <text:p/>
          </table:table-cell>
          <table:table-cell/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&quot;,&quot;competition&quot;:{&quot;name&quot;:&quot;U11&quot;, &quot;section&quot;:&quot;Groups&quot;, &quot;group&quot;:&quot;2&quot;},&quot;tag&quot;:&quot;2&quot;, &quot;homeTeam&quot;:&quot;&quot;, &quot;awayTeam&quot;:&quot;&quot;}" calcext:value-type="string">
            <text:p>{"__v":0,"index":8,"pitch":"","competition":{"name":"U11", "section":"Groups", "group":"2"},"tag":"2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VLOOKUP([.D10];TRANSLATED_TEAM_NAMES;[.$C10]+1)">
            <text:p/>
          </table:table-cell>
          <table:table-cell table:style-name="ce14" table:formula="of:=VLOOKUP([.E10];TRANSLATED_TEAM_NAMES;[.$C10]+1)">
            <text:p/>
          </table:table-cell>
          <table:table-cell/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&quot;,&quot;competition&quot;:{&quot;name&quot;:&quot;U11&quot;, &quot;section&quot;:&quot;Groups&quot;, &quot;group&quot;:&quot;2&quot;},&quot;tag&quot;:&quot;3&quot;, &quot;homeTeam&quot;:&quot;&quot;, &quot;awayTeam&quot;:&quot;&quot;}" calcext:value-type="string">
            <text:p>{"__v":0,"index":9,"pitch":"","competition":{"name":"U11", "section":"Groups", "group":"2"},"tag":"3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VLOOKUP([.D11];TRANSLATED_TEAM_NAMES;[.$C11]+1)">
            <text:p/>
          </table:table-cell>
          <table:table-cell table:style-name="ce14" table:formula="of:=VLOOKUP([.E11];TRANSLATED_TEAM_NAMES;[.$C11]+1)">
            <text:p/>
          </table:table-cell>
          <table:table-cell/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&quot;,&quot;competition&quot;:{&quot;name&quot;:&quot;U11&quot;, &quot;section&quot;:&quot;Groups&quot;, &quot;group&quot;:&quot;2&quot;},&quot;tag&quot;:&quot;4&quot;, &quot;homeTeam&quot;:&quot;&quot;, &quot;awayTeam&quot;:&quot;&quot;}" calcext:value-type="string">
            <text:p>{"__v":0,"index":10,"pitch":"","competition":{"name":"U11", "section":"Groups", "group":"2"},"tag":"4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VLOOKUP([.D12];TRANSLATED_TEAM_NAMES;[.$C12]+1)">
            <text:p/>
          </table:table-cell>
          <table:table-cell table:style-name="ce14" table:formula="of:=VLOOKUP([.E12];TRANSLATED_TEAM_NAMES;[.$C12]+1)">
            <text:p/>
          </table:table-cell>
          <table:table-cell/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&quot;,&quot;competition&quot;:{&quot;name&quot;:&quot;U11&quot;, &quot;section&quot;:&quot;Groups&quot;, &quot;group&quot;:&quot;2&quot;},&quot;tag&quot;:&quot;5&quot;, &quot;homeTeam&quot;:&quot;&quot;, &quot;awayTeam&quot;:&quot;&quot;}" calcext:value-type="string">
            <text:p>{"__v":0,"index":11,"pitch":"","competition":{"name":"U11", "section":"Groups", "group":"2"},"tag":"5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VLOOKUP([.D13];TRANSLATED_TEAM_NAMES;[.$C13]+1)">
            <text:p/>
          </table:table-cell>
          <table:table-cell table:style-name="ce14" table:formula="of:=VLOOKUP([.E13];TRANSLATED_TEAM_NAMES;[.$C13]+1)">
            <text:p/>
          </table:table-cell>
          <table:table-cell/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&quot;,&quot;competition&quot;:{&quot;name&quot;:&quot;U11&quot;, &quot;section&quot;:&quot;Groups&quot;, &quot;group&quot;:&quot;2&quot;},&quot;tag&quot;:&quot;6&quot;, &quot;homeTeam&quot;:&quot;&quot;, &quot;awayTeam&quot;:&quot;&quot;}" calcext:value-type="string">
            <text:p>{"__v":0,"index":12,"pitch":"","competition":{"name":"U11", "section":"Groups", "group":"2"},"tag":"6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VLOOKUP([.D14];TRANSLATED_TEAM_NAMES;[.$C14]+1)">
            <text:p/>
          </table:table-cell>
          <table:table-cell table:style-name="ce14" table:formula="of:=VLOOKUP([.E14];TRANSLATED_TEAM_NAMES;[.$C14]+1)">
            <text:p/>
          </table:table-cell>
          <table:table-cell/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&quot;,&quot;competition&quot;:{&quot;name&quot;:&quot;U11&quot;, &quot;section&quot;:&quot;Groups&quot;, &quot;group&quot;:&quot;3&quot;},&quot;tag&quot;:&quot;1&quot;, &quot;homeTeam&quot;:&quot;&quot;, &quot;awayTeam&quot;:&quot;&quot;}" calcext:value-type="string">
            <text:p>{"__v":0,"index":13,"pitch":"","competition":{"name":"U11", "section":"Groups", "group":"3"},"tag":"1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VLOOKUP([.D15];TRANSLATED_TEAM_NAMES;[.$C15]+1)">
            <text:p/>
          </table:table-cell>
          <table:table-cell table:style-name="ce14" table:formula="of:=VLOOKUP([.E15];TRANSLATED_TEAM_NAMES;[.$C15]+1)">
            <text:p/>
          </table:table-cell>
          <table:table-cell/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&quot;,&quot;competition&quot;:{&quot;name&quot;:&quot;U11&quot;, &quot;section&quot;:&quot;Groups&quot;, &quot;group&quot;:&quot;3&quot;},&quot;tag&quot;:&quot;2&quot;, &quot;homeTeam&quot;:&quot;&quot;, &quot;awayTeam&quot;:&quot;&quot;}" calcext:value-type="string">
            <text:p>{"__v":0,"index":14,"pitch":"","competition":{"name":"U11", "section":"Groups", "group":"3"},"tag":"2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VLOOKUP([.D16];TRANSLATED_TEAM_NAMES;[.$C16]+1)">
            <text:p/>
          </table:table-cell>
          <table:table-cell table:style-name="ce14" table:formula="of:=VLOOKUP([.E16];TRANSLATED_TEAM_NAMES;[.$C16]+1)">
            <text:p/>
          </table:table-cell>
          <table:table-cell/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&quot;,&quot;competition&quot;:{&quot;name&quot;:&quot;U11&quot;, &quot;section&quot;:&quot;Groups&quot;, &quot;group&quot;:&quot;3&quot;},&quot;tag&quot;:&quot;3&quot;, &quot;homeTeam&quot;:&quot;&quot;, &quot;awayTeam&quot;:&quot;&quot;}" calcext:value-type="string">
            <text:p>{"__v":0,"index":15,"pitch":"","competition":{"name":"U11", "section":"Groups", "group":"3"},"tag":"3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VLOOKUP([.D17];TRANSLATED_TEAM_NAMES;[.$C17]+1)">
            <text:p/>
          </table:table-cell>
          <table:table-cell table:style-name="ce14" table:formula="of:=VLOOKUP([.E17];TRANSLATED_TEAM_NAMES;[.$C17]+1)">
            <text:p/>
          </table:table-cell>
          <table:table-cell/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&quot;,&quot;competition&quot;:{&quot;name&quot;:&quot;U11&quot;, &quot;section&quot;:&quot;Groups&quot;, &quot;group&quot;:&quot;3&quot;},&quot;tag&quot;:&quot;4&quot;, &quot;homeTeam&quot;:&quot;&quot;, &quot;awayTeam&quot;:&quot;&quot;}" calcext:value-type="string">
            <text:p>{"__v":0,"index":16,"pitch":"","competition":{"name":"U11", "section":"Groups", "group":"3"},"tag":"4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VLOOKUP([.D18];TRANSLATED_TEAM_NAMES;[.$C18]+1)">
            <text:p/>
          </table:table-cell>
          <table:table-cell table:style-name="ce14" table:formula="of:=VLOOKUP([.E18];TRANSLATED_TEAM_NAMES;[.$C18]+1)">
            <text:p/>
          </table:table-cell>
          <table:table-cell/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&quot;,&quot;competition&quot;:{&quot;name&quot;:&quot;U11&quot;, &quot;section&quot;:&quot;Groups&quot;, &quot;group&quot;:&quot;3&quot;},&quot;tag&quot;:&quot;5&quot;, &quot;homeTeam&quot;:&quot;&quot;, &quot;awayTeam&quot;:&quot;&quot;}" calcext:value-type="string">
            <text:p>{"__v":0,"index":17,"pitch":"","competition":{"name":"U11", "section":"Groups", "group":"3"},"tag":"5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VLOOKUP([.D19];TRANSLATED_TEAM_NAMES;[.$C19]+1)">
            <text:p/>
          </table:table-cell>
          <table:table-cell table:style-name="ce14" table:formula="of:=VLOOKUP([.E19];TRANSLATED_TEAM_NAMES;[.$C19]+1)">
            <text:p/>
          </table:table-cell>
          <table:table-cell/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&quot;,&quot;competition&quot;:{&quot;name&quot;:&quot;U11&quot;, &quot;section&quot;:&quot;Groups&quot;, &quot;group&quot;:&quot;3&quot;},&quot;tag&quot;:&quot;6&quot;, &quot;homeTeam&quot;:&quot;&quot;, &quot;awayTeam&quot;:&quot;&quot;}" calcext:value-type="string">
            <text:p>{"__v":0,"index":18,"pitch":"","competition":{"name":"U11", "section":"Groups", "group":"3"},"tag":"6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VLOOKUP([.D20];TRANSLATED_TEAM_NAMES;[.$C20]+1)">
            <text:p/>
          </table:table-cell>
          <table:table-cell table:style-name="ce14" table:formula="of:=VLOOKUP([.E20];TRANSLATED_TEAM_NAMES;[.$C20]+1)">
            <text:p/>
          </table:table-cell>
          <table:table-cell/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&quot;,&quot;competition&quot;:{&quot;name&quot;:&quot;U11&quot;, &quot;section&quot;:&quot;Groups&quot;, &quot;group&quot;:&quot;4&quot;},&quot;tag&quot;:&quot;1&quot;, &quot;homeTeam&quot;:&quot;&quot;, &quot;awayTeam&quot;:&quot;&quot;}" calcext:value-type="string">
            <text:p>{"__v":0,"index":19,"pitch":"","competition":{"name":"U11", "section":"Groups", "group":"4"},"tag":"1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VLOOKUP([.D21];TRANSLATED_TEAM_NAMES;[.$C21]+1)">
            <text:p/>
          </table:table-cell>
          <table:table-cell table:style-name="ce14" table:formula="of:=VLOOKUP([.E21];TRANSLATED_TEAM_NAMES;[.$C21]+1)">
            <text:p/>
          </table:table-cell>
          <table:table-cell/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&quot;,&quot;competition&quot;:{&quot;name&quot;:&quot;U11&quot;, &quot;section&quot;:&quot;Groups&quot;, &quot;group&quot;:&quot;4&quot;},&quot;tag&quot;:&quot;2&quot;, &quot;homeTeam&quot;:&quot;&quot;, &quot;awayTeam&quot;:&quot;&quot;}" calcext:value-type="string">
            <text:p>{"__v":0,"index":20,"pitch":"","competition":{"name":"U11", "section":"Groups", "group":"4"},"tag":"2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VLOOKUP([.D22];TRANSLATED_TEAM_NAMES;[.$C22]+1)">
            <text:p/>
          </table:table-cell>
          <table:table-cell table:style-name="ce14" table:formula="of:=VLOOKUP([.E22];TRANSLATED_TEAM_NAMES;[.$C22]+1)">
            <text:p/>
          </table:table-cell>
          <table:table-cell/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&quot;,&quot;competition&quot;:{&quot;name&quot;:&quot;U11&quot;, &quot;section&quot;:&quot;Groups&quot;, &quot;group&quot;:&quot;4&quot;},&quot;tag&quot;:&quot;3&quot;, &quot;homeTeam&quot;:&quot;&quot;, &quot;awayTeam&quot;:&quot;&quot;}" calcext:value-type="string">
            <text:p>{"__v":0,"index":21,"pitch":"","competition":{"name":"U11", "section":"Groups", "group":"4"},"tag":"3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VLOOKUP([.D23];TRANSLATED_TEAM_NAMES;[.$C23]+1)">
            <text:p/>
          </table:table-cell>
          <table:table-cell table:style-name="ce14" table:formula="of:=VLOOKUP([.E23];TRANSLATED_TEAM_NAMES;[.$C23]+1)">
            <text:p/>
          </table:table-cell>
          <table:table-cell/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&quot;,&quot;competition&quot;:{&quot;name&quot;:&quot;U11&quot;, &quot;section&quot;:&quot;Groups&quot;, &quot;group&quot;:&quot;4&quot;},&quot;tag&quot;:&quot;4&quot;, &quot;homeTeam&quot;:&quot;&quot;, &quot;awayTeam&quot;:&quot;&quot;}" calcext:value-type="string">
            <text:p>{"__v":0,"index":22,"pitch":"","competition":{"name":"U11", "section":"Groups", "group":"4"},"tag":"4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VLOOKUP([.D24];TRANSLATED_TEAM_NAMES;[.$C24]+1)">
            <text:p/>
          </table:table-cell>
          <table:table-cell table:style-name="ce14" table:formula="of:=VLOOKUP([.E24];TRANSLATED_TEAM_NAMES;[.$C24]+1)">
            <text:p/>
          </table:table-cell>
          <table:table-cell/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&quot;,&quot;competition&quot;:{&quot;name&quot;:&quot;U11&quot;, &quot;section&quot;:&quot;Groups&quot;, &quot;group&quot;:&quot;4&quot;},&quot;tag&quot;:&quot;5&quot;, &quot;homeTeam&quot;:&quot;&quot;, &quot;awayTeam&quot;:&quot;&quot;}" calcext:value-type="string">
            <text:p>{"__v":0,"index":23,"pitch":"","competition":{"name":"U11", "section":"Groups", "group":"4"},"tag":"5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VLOOKUP([.D25];TRANSLATED_TEAM_NAMES;[.$C25]+1)">
            <text:p/>
          </table:table-cell>
          <table:table-cell table:style-name="ce14" table:formula="of:=VLOOKUP([.E25];TRANSLATED_TEAM_NAMES;[.$C25]+1)">
            <text:p/>
          </table:table-cell>
          <table:table-cell/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&quot;,&quot;competition&quot;:{&quot;name&quot;:&quot;U11&quot;, &quot;section&quot;:&quot;Groups&quot;, &quot;group&quot;:&quot;4&quot;},&quot;tag&quot;:&quot;6&quot;, &quot;homeTeam&quot;:&quot;&quot;, &quot;awayTeam&quot;:&quot;&quot;}" calcext:value-type="string">
            <text:p>{"__v":0,"index":24,"pitch":"","competition":{"name":"U11", "section":"Groups", "group":"4"},"tag":"6", "homeTeam":"", "awayTeam":""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AGE_GROUP &amp; &quot;_&quot; &amp;SECTION &amp; &quot;_G1_P1&quot;" office:value-type="string" office:string-value="U11_Groups_G1_P1" calcext:value-type="string">
            <text:p>U11_Groups_G1_P1</text:p>
          </table:table-cell>
          <table:table-cell table:style-name="ce14" table:formula="of:=AGE_GROUP &amp; &quot;_&quot; &amp;SECTION &amp; &quot;_G3_P1&quot;" office:value-type="string" office:string-value="U11_Groups_G3_P1" calcext:value-type="string">
            <text:p>U11_Groups_G3_P1</text:p>
          </table:table-cell>
          <table:table-cell/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Champions League&quot;&quot;, &quot;&quot;group&quot;&quot;:&quot;&quot;&quot; &amp; [.C26] &amp;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&quot;,&quot;competition&quot;:{&quot;name&quot;:&quot;U11&quot;, &quot;section&quot;:&quot;Champions League&quot;, &quot;group&quot;:&quot;1&quot;},&quot;tag&quot;:&quot;1&quot;, &quot;homeTeam&quot;:&quot;U11_Groups_G1_P1&quot;, &quot;awayTeam&quot;:&quot;U11_Groups_G3_P1&quot;}" calcext:value-type="string">
            <text:p>{"__v":0,"index":25,"pitch":"","competition":{"name":"U11", "section":"Champions League", "group":"1"},"tag":"1", "homeTeam":"U11_Groups_G1_P1", "awayTeam":"U11_Groups_G3_P1"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AGE_GROUP &amp; &quot;_&quot; &amp;SECTION &amp; &quot;_G2_P2&quot;" office:value-type="string" office:string-value="U11_Groups_G2_P2" calcext:value-type="string">
            <text:p>U11_Groups_G2_P2</text:p>
          </table:table-cell>
          <table:table-cell table:style-name="ce14" table:formula="of:=AGE_GROUP &amp; &quot;_&quot; &amp;SECTION &amp; &quot;_G4_P2&quot;" office:value-type="string" office:string-value="U11_Groups_G4_P2" calcext:value-type="string">
            <text:p>U11_Groups_G4_P2</text:p>
          </table:table-cell>
          <table:table-cell/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Champions League&quot;&quot;, &quot;&quot;group&quot;&quot;:&quot;&quot;&quot; &amp; [.C27] &amp;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&quot;,&quot;competition&quot;:{&quot;name&quot;:&quot;U11&quot;, &quot;section&quot;:&quot;Champions League&quot;, &quot;group&quot;:&quot;1&quot;},&quot;tag&quot;:&quot;2&quot;, &quot;homeTeam&quot;:&quot;U11_Groups_G2_P2&quot;, &quot;awayTeam&quot;:&quot;U11_Groups_G4_P2&quot;}" calcext:value-type="string">
            <text:p>{"__v":0,"index":26,"pitch":"","competition":{"name":"U11", "section":"Champions League", "group":"1"},"tag":"2", "homeTeam":"U11_Groups_G2_P2", "awayTeam":"U11_Groups_G4_P2"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AGE_GROUP &amp; &quot;_&quot; &amp;SECTION &amp; &quot;_G2_P2&quot;" office:value-type="string" office:string-value="U11_Groups_G2_P2" calcext:value-type="string">
            <text:p>U11_Groups_G2_P2</text:p>
          </table:table-cell>
          <table:table-cell table:style-name="ce14" table:formula="of:=AGE_GROUP &amp; &quot;_&quot; &amp;SECTION &amp; &quot;_G1_P1&quot;" office:value-type="string" office:string-value="U11_Groups_G1_P1" calcext:value-type="string">
            <text:p>U11_Groups_G1_P1</text:p>
          </table:table-cell>
          <table:table-cell/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Champions League&quot;&quot;, &quot;&quot;group&quot;&quot;:&quot;&quot;&quot; &amp; [.C28] &amp;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&quot;,&quot;competition&quot;:{&quot;name&quot;:&quot;U11&quot;, &quot;section&quot;:&quot;Champions League&quot;, &quot;group&quot;:&quot;1&quot;},&quot;tag&quot;:&quot;3&quot;, &quot;homeTeam&quot;:&quot;U11_Groups_G2_P2&quot;, &quot;awayTeam&quot;:&quot;U11_Groups_G1_P1&quot;}" calcext:value-type="string">
            <text:p>{"__v":0,"index":27,"pitch":"","competition":{"name":"U11", "section":"Champions League", "group":"1"},"tag":"3", "homeTeam":"U11_Groups_G2_P2", "awayTeam":"U11_Groups_G1_P1"}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AGE_GROUP &amp; &quot;_&quot; &amp;SECTION &amp; &quot;_G3_P1&quot;" office:value-type="string" office:string-value="U11_Groups_G3_P1" calcext:value-type="string">
            <text:p>U11_Groups_G3_P1</text:p>
          </table:table-cell>
          <table:table-cell table:style-name="ce14" table:formula="of:=AGE_GROUP &amp; &quot;_&quot; &amp;SECTION &amp; &quot;_G4_P2&quot;" office:value-type="string" office:string-value="U11_Groups_G4_P2" calcext:value-type="string">
            <text:p>U11_Groups_G4_P2</text:p>
          </table:table-cell>
          <table:table-cell/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Champions League&quot;&quot;, &quot;&quot;group&quot;&quot;:&quot;&quot;&quot; &amp; [.C29] &amp;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&quot;,&quot;competition&quot;:{&quot;name&quot;:&quot;U11&quot;, &quot;section&quot;:&quot;Champions League&quot;, &quot;group&quot;:&quot;1&quot;},&quot;tag&quot;:&quot;4&quot;, &quot;homeTeam&quot;:&quot;U11_Groups_G3_P1&quot;, &quot;awayTeam&quot;:&quot;U11_Groups_G4_P2&quot;}" calcext:value-type="string">
            <text:p>{"__v":0,"index":28,"pitch":"","competition":{"name":"U11", "section":"Champions League", "group":"1"},"tag":"4", "homeTeam":"U11_Groups_G3_P1", "awayTeam":"U11_Groups_G4_P2"}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AGE_GROUP &amp; &quot;_&quot; &amp;SECTION &amp; &quot;_G4_P2&quot;" office:value-type="string" office:string-value="U11_Groups_G4_P2" calcext:value-type="string">
            <text:p>U11_Groups_G4_P2</text:p>
          </table:table-cell>
          <table:table-cell table:style-name="ce14" table:formula="of:=AGE_GROUP &amp; &quot;_&quot; &amp;SECTION &amp; &quot;_G1_P1&quot;" office:value-type="string" office:string-value="U11_Groups_G1_P1" calcext:value-type="string">
            <text:p>U11_Groups_G1_P1</text:p>
          </table:table-cell>
          <table:table-cell/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Champions League&quot;&quot;, &quot;&quot;group&quot;&quot;:&quot;&quot;&quot; &amp; [.C30] &amp;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&quot;,&quot;competition&quot;:{&quot;name&quot;:&quot;U11&quot;, &quot;section&quot;:&quot;Champions League&quot;, &quot;group&quot;:&quot;1&quot;},&quot;tag&quot;:&quot;5&quot;, &quot;homeTeam&quot;:&quot;U11_Groups_G4_P2&quot;, &quot;awayTeam&quot;:&quot;U11_Groups_G1_P1&quot;}" calcext:value-type="string">
            <text:p>{"__v":0,"index":29,"pitch":"","competition":{"name":"U11", "section":"Champions League", "group":"1"},"tag":"5", "homeTeam":"U11_Groups_G4_P2", "awayTeam":"U11_Groups_G1_P1"}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AGE_GROUP &amp; &quot;_&quot; &amp;SECTION &amp; &quot;_G3_P1&quot;" office:value-type="string" office:string-value="U11_Groups_G3_P1" calcext:value-type="string">
            <text:p>U11_Groups_G3_P1</text:p>
          </table:table-cell>
          <table:table-cell table:style-name="ce14" table:formula="of:=AGE_GROUP &amp; &quot;_&quot; &amp;SECTION &amp; &quot;_G2_P2&quot;" office:value-type="string" office:string-value="U11_Groups_G2_P2" calcext:value-type="string">
            <text:p>U11_Groups_G2_P2</text:p>
          </table:table-cell>
          <table:table-cell/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Champions League&quot;&quot;, &quot;&quot;group&quot;&quot;:&quot;&quot;&quot; &amp; [.C31] &amp;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&quot;,&quot;competition&quot;:{&quot;name&quot;:&quot;U11&quot;, &quot;section&quot;:&quot;Champions League&quot;, &quot;group&quot;:&quot;1&quot;},&quot;tag&quot;:&quot;6&quot;, &quot;homeTeam&quot;:&quot;U11_Groups_G3_P1&quot;, &quot;awayTeam&quot;:&quot;U11_Groups_G2_P2&quot;}" calcext:value-type="string">
            <text:p>{"__v":0,"index":30,"pitch":"","competition":{"name":"U11", "section":"Champions League", "group":"1"},"tag":"6", "homeTeam":"U11_Groups_G3_P1", "awayTeam":"U11_Groups_G2_P2"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AGE_GROUP &amp; &quot;_&quot; &amp;SECTION &amp; &quot;_G2_P1&quot;" office:value-type="string" office:string-value="U11_Groups_G2_P1" calcext:value-type="string">
            <text:p>U11_Groups_G2_P1</text:p>
          </table:table-cell>
          <table:table-cell table:style-name="ce14" table:formula="of:=AGE_GROUP &amp; &quot;_&quot; &amp;SECTION &amp; &quot;_G4_P1&quot;" office:value-type="string" office:string-value="U11_Groups_G4_P1" calcext:value-type="string">
            <text:p>U11_Groups_G4_P1</text:p>
          </table:table-cell>
          <table:table-cell/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Champions League&quot;&quot;, &quot;&quot;group&quot;&quot;:&quot;&quot;&quot; &amp; [.C32] &amp;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}&quot;" office:value-type="string" office:string-value="{&quot;__v&quot;:0,&quot;index&quot;:31,&quot;pitch&quot;:&quot;&quot;,&quot;competition&quot;:{&quot;name&quot;:&quot;U11&quot;, &quot;section&quot;:&quot;Champions League&quot;, &quot;group&quot;:&quot;2&quot;},&quot;tag&quot;:&quot;1&quot;, &quot;homeTeam&quot;:&quot;U11_Groups_G2_P1&quot;, &quot;awayTeam&quot;:&quot;U11_Groups_G4_P1&quot;}" calcext:value-type="string">
            <text:p>{"__v":0,"index":31,"pitch":"","competition":{"name":"U11", "section":"Champions League", "group":"2"},"tag":"1", "homeTeam":"U11_Groups_G2_P1", "awayTeam":"U11_Groups_G4_P1"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AGE_GROUP &amp; &quot;_&quot; &amp;SECTION &amp; &quot;_G3_P2&quot;" office:value-type="string" office:string-value="U11_Groups_G3_P2" calcext:value-type="string">
            <text:p>U11_Groups_G3_P2</text:p>
          </table:table-cell>
          <table:table-cell table:style-name="ce14" table:formula="of:=AGE_GROUP &amp; &quot;_&quot; &amp;SECTION &amp; &quot;_G1_P2&quot;" office:value-type="string" office:string-value="U11_Groups_G1_P2" calcext:value-type="string">
            <text:p>U11_Groups_G1_P2</text:p>
          </table:table-cell>
          <table:table-cell/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Champions League&quot;&quot;, &quot;&quot;group&quot;&quot;:&quot;&quot;&quot; &amp; [.C33] &amp;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}&quot;" office:value-type="string" office:string-value="{&quot;__v&quot;:0,&quot;index&quot;:32,&quot;pitch&quot;:&quot;&quot;,&quot;competition&quot;:{&quot;name&quot;:&quot;U11&quot;, &quot;section&quot;:&quot;Champions League&quot;, &quot;group&quot;:&quot;2&quot;},&quot;tag&quot;:&quot;2&quot;, &quot;homeTeam&quot;:&quot;U11_Groups_G3_P2&quot;, &quot;awayTeam&quot;:&quot;U11_Groups_G1_P2&quot;}" calcext:value-type="string">
            <text:p>{"__v":0,"index":32,"pitch":"","competition":{"name":"U11", "section":"Champions League", "group":"2"},"tag":"2", "homeTeam":"U11_Groups_G3_P2", "awayTeam":"U11_Groups_G1_P2"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AGE_GROUP &amp; &quot;_&quot; &amp;SECTION &amp; &quot;_G3_P2&quot;" office:value-type="string" office:string-value="U11_Groups_G3_P2" calcext:value-type="string">
            <text:p>U11_Groups_G3_P2</text:p>
          </table:table-cell>
          <table:table-cell table:style-name="ce14" table:formula="of:=AGE_GROUP &amp; &quot;_&quot; &amp;SECTION &amp; &quot;_G2_P1&quot;" office:value-type="string" office:string-value="U11_Groups_G2_P1" calcext:value-type="string">
            <text:p>U11_Groups_G2_P1</text:p>
          </table:table-cell>
          <table:table-cell/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Champions League&quot;&quot;, &quot;&quot;group&quot;&quot;:&quot;&quot;&quot; &amp; [.C34] &amp;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}&quot;" office:value-type="string" office:string-value="{&quot;__v&quot;:0,&quot;index&quot;:33,&quot;pitch&quot;:&quot;&quot;,&quot;competition&quot;:{&quot;name&quot;:&quot;U11&quot;, &quot;section&quot;:&quot;Champions League&quot;, &quot;group&quot;:&quot;2&quot;},&quot;tag&quot;:&quot;3&quot;, &quot;homeTeam&quot;:&quot;U11_Groups_G3_P2&quot;, &quot;awayTeam&quot;:&quot;U11_Groups_G2_P1&quot;}" calcext:value-type="string">
            <text:p>{"__v":0,"index":33,"pitch":"","competition":{"name":"U11", "section":"Champions League", "group":"2"},"tag":"3", "homeTeam":"U11_Groups_G3_P2", "awayTeam":"U11_Groups_G2_P1"}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AGE_GROUP &amp; &quot;_&quot; &amp;SECTION &amp; &quot;_G4_P1&quot;" office:value-type="string" office:string-value="U11_Groups_G4_P1" calcext:value-type="string">
            <text:p>U11_Groups_G4_P1</text:p>
          </table:table-cell>
          <table:table-cell table:style-name="ce14" table:formula="of:=AGE_GROUP &amp; &quot;_&quot; &amp;SECTION &amp; &quot;_G1_P2&quot;" office:value-type="string" office:string-value="U11_Groups_G1_P2" calcext:value-type="string">
            <text:p>U11_Groups_G1_P2</text:p>
          </table:table-cell>
          <table:table-cell/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Champions League&quot;&quot;, &quot;&quot;group&quot;&quot;:&quot;&quot;&quot; &amp; [.C35] &amp;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}&quot;" office:value-type="string" office:string-value="{&quot;__v&quot;:0,&quot;index&quot;:34,&quot;pitch&quot;:&quot;&quot;,&quot;competition&quot;:{&quot;name&quot;:&quot;U11&quot;, &quot;section&quot;:&quot;Champions League&quot;, &quot;group&quot;:&quot;2&quot;},&quot;tag&quot;:&quot;4&quot;, &quot;homeTeam&quot;:&quot;U11_Groups_G4_P1&quot;, &quot;awayTeam&quot;:&quot;U11_Groups_G1_P2&quot;}" calcext:value-type="string">
            <text:p>{"__v":0,"index":34,"pitch":"","competition":{"name":"U11", "section":"Champions League", "group":"2"},"tag":"4", "homeTeam":"U11_Groups_G4_P1", "awayTeam":"U11_Groups_G1_P2"}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AGE_GROUP &amp; &quot;_&quot; &amp;SECTION &amp; &quot;_G1_P2&quot;" office:value-type="string" office:string-value="U11_Groups_G1_P2" calcext:value-type="string">
            <text:p>U11_Groups_G1_P2</text:p>
          </table:table-cell>
          <table:table-cell table:style-name="ce14" table:formula="of:=AGE_GROUP &amp; &quot;_&quot; &amp;SECTION &amp; &quot;_G2_P1&quot;" office:value-type="string" office:string-value="U11_Groups_G2_P1" calcext:value-type="string">
            <text:p>U11_Groups_G2_P1</text:p>
          </table:table-cell>
          <table:table-cell/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Champions League&quot;&quot;, &quot;&quot;group&quot;&quot;:&quot;&quot;&quot; &amp; [.C36] &amp;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}&quot;" office:value-type="string" office:string-value="{&quot;__v&quot;:0,&quot;index&quot;:35,&quot;pitch&quot;:&quot;&quot;,&quot;competition&quot;:{&quot;name&quot;:&quot;U11&quot;, &quot;section&quot;:&quot;Champions League&quot;, &quot;group&quot;:&quot;2&quot;},&quot;tag&quot;:&quot;5&quot;, &quot;homeTeam&quot;:&quot;U11_Groups_G1_P2&quot;, &quot;awayTeam&quot;:&quot;U11_Groups_G2_P1&quot;}" calcext:value-type="string">
            <text:p>{"__v":0,"index":35,"pitch":"","competition":{"name":"U11", "section":"Champions League", "group":"2"},"tag":"5", "homeTeam":"U11_Groups_G1_P2", "awayTeam":"U11_Groups_G2_P1"}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AGE_GROUP &amp; &quot;_&quot; &amp;SECTION &amp; &quot;_G4_P1&quot;" office:value-type="string" office:string-value="U11_Groups_G4_P1" calcext:value-type="string">
            <text:p>U11_Groups_G4_P1</text:p>
          </table:table-cell>
          <table:table-cell table:style-name="ce14" table:formula="of:=AGE_GROUP &amp; &quot;_&quot; &amp;SECTION &amp; &quot;_G3_P2&quot;" office:value-type="string" office:string-value="U11_Groups_G3_P2" calcext:value-type="string">
            <text:p>U11_Groups_G3_P2</text:p>
          </table:table-cell>
          <table:table-cell/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Champions League&quot;&quot;, &quot;&quot;group&quot;&quot;:&quot;&quot;&quot; &amp; [.C37] &amp;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}&quot;" office:value-type="string" office:string-value="{&quot;__v&quot;:0,&quot;index&quot;:36,&quot;pitch&quot;:&quot;&quot;,&quot;competition&quot;:{&quot;name&quot;:&quot;U11&quot;, &quot;section&quot;:&quot;Champions League&quot;, &quot;group&quot;:&quot;2&quot;},&quot;tag&quot;:&quot;6&quot;, &quot;homeTeam&quot;:&quot;U11_Groups_G4_P1&quot;, &quot;awayTeam&quot;:&quot;U11_Groups_G3_P2&quot;}" calcext:value-type="string">
            <text:p>{"__v":0,"index":36,"pitch":"","competition":{"name":"U11", "section":"Champions League", "group":"2"},"tag":"6", "homeTeam":"U11_Groups_G4_P1", "awayTeam":"U11_Groups_G3_P2"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4" table:formula="of:=AGE_GROUP &amp; &quot;_&quot; &amp;SECTION &amp; &quot;_G1_P3&quot;" office:value-type="string" office:string-value="U11_Groups_G1_P3" calcext:value-type="string">
            <text:p>U11_Groups_G1_P3</text:p>
          </table:table-cell>
          <table:table-cell table:style-name="ce14" table:formula="of:=AGE_GROUP &amp; &quot;_&quot; &amp;SECTION &amp; &quot;_G3_P3&quot;" office:value-type="string" office:string-value="U11_Groups_G3_P3" calcext:value-type="string">
            <text:p>U11_Groups_G3_P3</text:p>
          </table:table-cell>
          <table:table-cell/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Europa League&quot;&quot;, &quot;&quot;group&quot;&quot;:&quot;&quot;&quot; &amp; [.C38] &amp;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}&quot;" office:value-type="string" office:string-value="{&quot;__v&quot;:0,&quot;index&quot;:37,&quot;pitch&quot;:&quot;&quot;,&quot;competition&quot;:{&quot;name&quot;:&quot;U11&quot;, &quot;section&quot;:&quot;Europa League&quot;, &quot;group&quot;:&quot;1&quot;},&quot;tag&quot;:&quot;1&quot;, &quot;homeTeam&quot;:&quot;U11_Groups_G1_P3&quot;, &quot;awayTeam&quot;:&quot;U11_Groups_G3_P3&quot;}" calcext:value-type="string">
            <text:p>{"__v":0,"index":37,"pitch":"","competition":{"name":"U11", "section":"Europa League", "group":"1"},"tag":"1", "homeTeam":"U11_Groups_G1_P3", "awayTeam":"U11_Groups_G3_P3"}</text:p>
          </table:table-cell>
          <table:table-cell table:style-name="ce20"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AGE_GROUP &amp; &quot;_&quot; &amp;SECTION &amp; &quot;_G2_P4&quot;" office:value-type="string" office:string-value="U11_Groups_G2_P4" calcext:value-type="string">
            <text:p>U11_Groups_G2_P4</text:p>
          </table:table-cell>
          <table:table-cell table:style-name="ce14" table:formula="of:=AGE_GROUP &amp; &quot;_&quot; &amp;SECTION &amp; &quot;_G4_P4&quot;" office:value-type="string" office:string-value="U11_Groups_G4_P4" calcext:value-type="string">
            <text:p>U11_Groups_G4_P4</text:p>
          </table:table-cell>
          <table:table-cell/>
          <table:table-cell table:formula="of:=&quot;{&quot;&quot;__v&quot;&quot;:0,&quot;&quot;index&quot;&quot;:&quot; &amp; [.B39] &amp; &quot;,&quot;&quot;pitch&quot;&quot;:&quot;&quot;&quot; &amp; [.H39] &amp; &quot;&quot;&quot;,&quot;&quot;competition&quot;&quot;:{&quot;&quot;name&quot;&quot;:&quot;&quot;&quot; &amp; AGE_GROUP &amp; &quot;&quot;&quot;, &quot;&quot;section&quot;&quot;:&quot;&quot;Europa League&quot;&quot;, &quot;&quot;group&quot;&quot;:&quot;&quot;&quot; &amp; [.C39] &amp;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}&quot;" office:value-type="string" office:string-value="{&quot;__v&quot;:0,&quot;index&quot;:38,&quot;pitch&quot;:&quot;&quot;,&quot;competition&quot;:{&quot;name&quot;:&quot;U11&quot;, &quot;section&quot;:&quot;Europa League&quot;, &quot;group&quot;:&quot;1&quot;},&quot;tag&quot;:&quot;2&quot;, &quot;homeTeam&quot;:&quot;U11_Groups_G2_P4&quot;, &quot;awayTeam&quot;:&quot;U11_Groups_G4_P4&quot;}" calcext:value-type="string">
            <text:p>{"__v":0,"index":38,"pitch":"","competition":{"name":"U11", "section":"Europa League", "group":"1"},"tag":"2", "homeTeam":"U11_Groups_G2_P4", "awayTeam":"U11_Groups_G4_P4"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AGE_GROUP &amp; &quot;_&quot; &amp;SECTION &amp; &quot;_G2_P4&quot;" office:value-type="string" office:string-value="U11_Groups_G2_P4" calcext:value-type="string">
            <text:p>U11_Groups_G2_P4</text:p>
          </table:table-cell>
          <table:table-cell table:style-name="ce14" table:formula="of:=AGE_GROUP &amp; &quot;_&quot; &amp;SECTION &amp; &quot;_G1_P3&quot;" office:value-type="string" office:string-value="U11_Groups_G1_P3" calcext:value-type="string">
            <text:p>U11_Groups_G1_P3</text:p>
          </table:table-cell>
          <table:table-cell/>
          <table:table-cell table:formula="of:=&quot;{&quot;&quot;__v&quot;&quot;:0,&quot;&quot;index&quot;&quot;:&quot; &amp; [.B40] &amp; &quot;,&quot;&quot;pitch&quot;&quot;:&quot;&quot;&quot; &amp; [.H40] &amp; &quot;&quot;&quot;,&quot;&quot;competition&quot;&quot;:{&quot;&quot;name&quot;&quot;:&quot;&quot;&quot; &amp; AGE_GROUP &amp; &quot;&quot;&quot;, &quot;&quot;section&quot;&quot;:&quot;&quot;Europa League&quot;&quot;, &quot;&quot;group&quot;&quot;:&quot;&quot;&quot; &amp; [.C40] &amp;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}&quot;" office:value-type="string" office:string-value="{&quot;__v&quot;:0,&quot;index&quot;:39,&quot;pitch&quot;:&quot;&quot;,&quot;competition&quot;:{&quot;name&quot;:&quot;U11&quot;, &quot;section&quot;:&quot;Europa League&quot;, &quot;group&quot;:&quot;1&quot;},&quot;tag&quot;:&quot;3&quot;, &quot;homeTeam&quot;:&quot;U11_Groups_G2_P4&quot;, &quot;awayTeam&quot;:&quot;U11_Groups_G1_P3&quot;}" calcext:value-type="string">
            <text:p>{"__v":0,"index":39,"pitch":"","competition":{"name":"U11", "section":"Europa League", "group":"1"},"tag":"3", "homeTeam":"U11_Groups_G2_P4", "awayTeam":"U11_Groups_G1_P3"}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AGE_GROUP &amp; &quot;_&quot; &amp;SECTION &amp; &quot;_G3_P3&quot;" office:value-type="string" office:string-value="U11_Groups_G3_P3" calcext:value-type="string">
            <text:p>U11_Groups_G3_P3</text:p>
          </table:table-cell>
          <table:table-cell table:style-name="ce14" table:formula="of:=AGE_GROUP &amp; &quot;_&quot; &amp;SECTION &amp; &quot;_G4_P4&quot;" office:value-type="string" office:string-value="U11_Groups_G4_P4" calcext:value-type="string">
            <text:p>U11_Groups_G4_P4</text:p>
          </table:table-cell>
          <table:table-cell/>
          <table:table-cell table:formula="of:=&quot;{&quot;&quot;__v&quot;&quot;:0,&quot;&quot;index&quot;&quot;:&quot; &amp; [.B41] &amp; &quot;,&quot;&quot;pitch&quot;&quot;:&quot;&quot;&quot; &amp; [.H41] &amp; &quot;&quot;&quot;,&quot;&quot;competition&quot;&quot;:{&quot;&quot;name&quot;&quot;:&quot;&quot;&quot; &amp; AGE_GROUP &amp; &quot;&quot;&quot;, &quot;&quot;section&quot;&quot;:&quot;&quot;Europa League&quot;&quot;, &quot;&quot;group&quot;&quot;:&quot;&quot;&quot; &amp; [.C41] &amp;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}&quot;" office:value-type="string" office:string-value="{&quot;__v&quot;:0,&quot;index&quot;:40,&quot;pitch&quot;:&quot;&quot;,&quot;competition&quot;:{&quot;name&quot;:&quot;U11&quot;, &quot;section&quot;:&quot;Europa League&quot;, &quot;group&quot;:&quot;1&quot;},&quot;tag&quot;:&quot;4&quot;, &quot;homeTeam&quot;:&quot;U11_Groups_G3_P3&quot;, &quot;awayTeam&quot;:&quot;U11_Groups_G4_P4&quot;}" calcext:value-type="string">
            <text:p>{"__v":0,"index":40,"pitch":"","competition":{"name":"U11", "section":"Europa League", "group":"1"},"tag":"4", "homeTeam":"U11_Groups_G3_P3", "awayTeam":"U11_Groups_G4_P4"}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AGE_GROUP &amp; &quot;_&quot; &amp;SECTION &amp; &quot;_G4_P4&quot;" office:value-type="string" office:string-value="U11_Groups_G4_P4" calcext:value-type="string">
            <text:p>U11_Groups_G4_P4</text:p>
          </table:table-cell>
          <table:table-cell table:style-name="ce14" table:formula="of:=AGE_GROUP &amp; &quot;_&quot; &amp;SECTION &amp; &quot;_G1_P3&quot;" office:value-type="string" office:string-value="U11_Groups_G1_P3" calcext:value-type="string">
            <text:p>U11_Groups_G1_P3</text:p>
          </table:table-cell>
          <table:table-cell/>
          <table:table-cell table:formula="of:=&quot;{&quot;&quot;__v&quot;&quot;:0,&quot;&quot;index&quot;&quot;:&quot; &amp; [.B42] &amp; &quot;,&quot;&quot;pitch&quot;&quot;:&quot;&quot;&quot; &amp; [.H42] &amp; &quot;&quot;&quot;,&quot;&quot;competition&quot;&quot;:{&quot;&quot;name&quot;&quot;:&quot;&quot;&quot; &amp; AGE_GROUP &amp; &quot;&quot;&quot;, &quot;&quot;section&quot;&quot;:&quot;&quot;Europa League&quot;&quot;, &quot;&quot;group&quot;&quot;:&quot;&quot;&quot; &amp; [.C42] &amp;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}&quot;" office:value-type="string" office:string-value="{&quot;__v&quot;:0,&quot;index&quot;:41,&quot;pitch&quot;:&quot;&quot;,&quot;competition&quot;:{&quot;name&quot;:&quot;U11&quot;, &quot;section&quot;:&quot;Europa League&quot;, &quot;group&quot;:&quot;1&quot;},&quot;tag&quot;:&quot;5&quot;, &quot;homeTeam&quot;:&quot;U11_Groups_G4_P4&quot;, &quot;awayTeam&quot;:&quot;U11_Groups_G1_P3&quot;}" calcext:value-type="string">
            <text:p>{"__v":0,"index":41,"pitch":"","competition":{"name":"U11", "section":"Europa League", "group":"1"},"tag":"5", "homeTeam":"U11_Groups_G4_P4", "awayTeam":"U11_Groups_G1_P3"}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AGE_GROUP &amp; &quot;_&quot; &amp;SECTION &amp; &quot;_G3_P3&quot;" office:value-type="string" office:string-value="U11_Groups_G3_P3" calcext:value-type="string">
            <text:p>U11_Groups_G3_P3</text:p>
          </table:table-cell>
          <table:table-cell table:style-name="ce14" table:formula="of:=AGE_GROUP &amp; &quot;_&quot; &amp;SECTION &amp; &quot;_G2_P4&quot;" office:value-type="string" office:string-value="U11_Groups_G2_P4" calcext:value-type="string">
            <text:p>U11_Groups_G2_P4</text:p>
          </table:table-cell>
          <table:table-cell/>
          <table:table-cell table:formula="of:=&quot;{&quot;&quot;__v&quot;&quot;:0,&quot;&quot;index&quot;&quot;:&quot; &amp; [.B43] &amp; &quot;,&quot;&quot;pitch&quot;&quot;:&quot;&quot;&quot; &amp; [.H43] &amp; &quot;&quot;&quot;,&quot;&quot;competition&quot;&quot;:{&quot;&quot;name&quot;&quot;:&quot;&quot;&quot; &amp; AGE_GROUP &amp; &quot;&quot;&quot;, &quot;&quot;section&quot;&quot;:&quot;&quot;Europa League&quot;&quot;, &quot;&quot;group&quot;&quot;:&quot;&quot;&quot; &amp; [.C43] &amp;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}&quot;" office:value-type="string" office:string-value="{&quot;__v&quot;:0,&quot;index&quot;:42,&quot;pitch&quot;:&quot;&quot;,&quot;competition&quot;:{&quot;name&quot;:&quot;U11&quot;, &quot;section&quot;:&quot;Europa League&quot;, &quot;group&quot;:&quot;1&quot;},&quot;tag&quot;:&quot;6&quot;, &quot;homeTeam&quot;:&quot;U11_Groups_G3_P3&quot;, &quot;awayTeam&quot;:&quot;U11_Groups_G2_P4&quot;}" calcext:value-type="string">
            <text:p>{"__v":0,"index":42,"pitch":"","competition":{"name":"U11", "section":"Europa League", "group":"1"},"tag":"6", "homeTeam":"U11_Groups_G3_P3", "awayTeam":"U11_Groups_G2_P4"}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AGE_GROUP &amp; &quot;_&quot; &amp;SECTION &amp; &quot;_G2_P3&quot;" office:value-type="string" office:string-value="U11_Groups_G2_P3" calcext:value-type="string">
            <text:p>U11_Groups_G2_P3</text:p>
          </table:table-cell>
          <table:table-cell table:style-name="ce14" table:formula="of:=AGE_GROUP &amp; &quot;_&quot; &amp;SECTION &amp; &quot;_G4_P3&quot;" office:value-type="string" office:string-value="U11_Groups_G4_P3" calcext:value-type="string">
            <text:p>U11_Groups_G4_P3</text:p>
          </table:table-cell>
          <table:table-cell/>
          <table:table-cell table:formula="of:=&quot;{&quot;&quot;__v&quot;&quot;:0,&quot;&quot;index&quot;&quot;:&quot; &amp; [.B44] &amp; &quot;,&quot;&quot;pitch&quot;&quot;:&quot;&quot;&quot; &amp; [.H44] &amp; &quot;&quot;&quot;,&quot;&quot;competition&quot;&quot;:{&quot;&quot;name&quot;&quot;:&quot;&quot;&quot; &amp; AGE_GROUP &amp; &quot;&quot;&quot;, &quot;&quot;section&quot;&quot;:&quot;&quot;Europa League&quot;&quot;, &quot;&quot;group&quot;&quot;:&quot;&quot;&quot; &amp; [.C44] &amp;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}&quot;" office:value-type="string" office:string-value="{&quot;__v&quot;:0,&quot;index&quot;:43,&quot;pitch&quot;:&quot;&quot;,&quot;competition&quot;:{&quot;name&quot;:&quot;U11&quot;, &quot;section&quot;:&quot;Europa League&quot;, &quot;group&quot;:&quot;2&quot;},&quot;tag&quot;:&quot;1&quot;, &quot;homeTeam&quot;:&quot;U11_Groups_G2_P3&quot;, &quot;awayTeam&quot;:&quot;U11_Groups_G4_P3&quot;}" calcext:value-type="string">
            <text:p>{"__v":0,"index":43,"pitch":"","competition":{"name":"U11", "section":"Europa League", "group":"2"},"tag":"1", "homeTeam":"U11_Groups_G2_P3", "awayTeam":"U11_Groups_G4_P3"}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AGE_GROUP &amp; &quot;_&quot; &amp;SECTION &amp; &quot;_G3_P4&quot;" office:value-type="string" office:string-value="U11_Groups_G3_P4" calcext:value-type="string">
            <text:p>U11_Groups_G3_P4</text:p>
          </table:table-cell>
          <table:table-cell table:style-name="ce14" table:formula="of:=AGE_GROUP &amp; &quot;_&quot; &amp;SECTION &amp; &quot;_G1_P4&quot;" office:value-type="string" office:string-value="U11_Groups_G1_P4" calcext:value-type="string">
            <text:p>U11_Groups_G1_P4</text:p>
          </table:table-cell>
          <table:table-cell/>
          <table:table-cell table:formula="of:=&quot;{&quot;&quot;__v&quot;&quot;:0,&quot;&quot;index&quot;&quot;:&quot; &amp; [.B45] &amp; &quot;,&quot;&quot;pitch&quot;&quot;:&quot;&quot;&quot; &amp; [.H45] &amp; &quot;&quot;&quot;,&quot;&quot;competition&quot;&quot;:{&quot;&quot;name&quot;&quot;:&quot;&quot;&quot; &amp; AGE_GROUP &amp; &quot;&quot;&quot;, &quot;&quot;section&quot;&quot;:&quot;&quot;Europa League&quot;&quot;, &quot;&quot;group&quot;&quot;:&quot;&quot;&quot; &amp; [.C45] &amp;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}&quot;" office:value-type="string" office:string-value="{&quot;__v&quot;:0,&quot;index&quot;:44,&quot;pitch&quot;:&quot;&quot;,&quot;competition&quot;:{&quot;name&quot;:&quot;U11&quot;, &quot;section&quot;:&quot;Europa League&quot;, &quot;group&quot;:&quot;2&quot;},&quot;tag&quot;:&quot;2&quot;, &quot;homeTeam&quot;:&quot;U11_Groups_G3_P4&quot;, &quot;awayTeam&quot;:&quot;U11_Groups_G1_P4&quot;}" calcext:value-type="string">
            <text:p>{"__v":0,"index":44,"pitch":"","competition":{"name":"U11", "section":"Europa League", "group":"2"},"tag":"2", "homeTeam":"U11_Groups_G3_P4", "awayTeam":"U11_Groups_G1_P4"}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AGE_GROUP &amp; &quot;_&quot; &amp;SECTION &amp; &quot;_G3_P4&quot;" office:value-type="string" office:string-value="U11_Groups_G3_P4" calcext:value-type="string">
            <text:p>U11_Groups_G3_P4</text:p>
          </table:table-cell>
          <table:table-cell table:style-name="ce14" table:formula="of:=AGE_GROUP &amp; &quot;_&quot; &amp;SECTION &amp; &quot;_G2_P3&quot;" office:value-type="string" office:string-value="U11_Groups_G2_P3" calcext:value-type="string">
            <text:p>U11_Groups_G2_P3</text:p>
          </table:table-cell>
          <table:table-cell/>
          <table:table-cell table:formula="of:=&quot;{&quot;&quot;__v&quot;&quot;:0,&quot;&quot;index&quot;&quot;:&quot; &amp; [.B46] &amp; &quot;,&quot;&quot;pitch&quot;&quot;:&quot;&quot;&quot; &amp; [.H46] &amp; &quot;&quot;&quot;,&quot;&quot;competition&quot;&quot;:{&quot;&quot;name&quot;&quot;:&quot;&quot;&quot; &amp; AGE_GROUP &amp; &quot;&quot;&quot;, &quot;&quot;section&quot;&quot;:&quot;&quot;Europa League&quot;&quot;, &quot;&quot;group&quot;&quot;:&quot;&quot;&quot; &amp; [.C46] &amp;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}&quot;" office:value-type="string" office:string-value="{&quot;__v&quot;:0,&quot;index&quot;:45,&quot;pitch&quot;:&quot;&quot;,&quot;competition&quot;:{&quot;name&quot;:&quot;U11&quot;, &quot;section&quot;:&quot;Europa League&quot;, &quot;group&quot;:&quot;2&quot;},&quot;tag&quot;:&quot;3&quot;, &quot;homeTeam&quot;:&quot;U11_Groups_G3_P4&quot;, &quot;awayTeam&quot;:&quot;U11_Groups_G2_P3&quot;}" calcext:value-type="string">
            <text:p>{"__v":0,"index":45,"pitch":"","competition":{"name":"U11", "section":"Europa League", "group":"2"},"tag":"3", "homeTeam":"U11_Groups_G3_P4", "awayTeam":"U11_Groups_G2_P3"}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AGE_GROUP &amp; &quot;_&quot; &amp;SECTION &amp; &quot;_G4_P3&quot;" office:value-type="string" office:string-value="U11_Groups_G4_P3" calcext:value-type="string">
            <text:p>U11_Groups_G4_P3</text:p>
          </table:table-cell>
          <table:table-cell table:style-name="ce14" table:formula="of:=AGE_GROUP &amp; &quot;_&quot; &amp;SECTION &amp; &quot;_G1_P4&quot;" office:value-type="string" office:string-value="U11_Groups_G1_P4" calcext:value-type="string">
            <text:p>U11_Groups_G1_P4</text:p>
          </table:table-cell>
          <table:table-cell/>
          <table:table-cell table:formula="of:=&quot;{&quot;&quot;__v&quot;&quot;:0,&quot;&quot;index&quot;&quot;:&quot; &amp; [.B47] &amp; &quot;,&quot;&quot;pitch&quot;&quot;:&quot;&quot;&quot; &amp; [.H47] &amp; &quot;&quot;&quot;,&quot;&quot;competition&quot;&quot;:{&quot;&quot;name&quot;&quot;:&quot;&quot;&quot; &amp; AGE_GROUP &amp; &quot;&quot;&quot;, &quot;&quot;section&quot;&quot;:&quot;&quot;Europa League&quot;&quot;, &quot;&quot;group&quot;&quot;:&quot;&quot;&quot; &amp; [.C47] &amp;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}&quot;" office:value-type="string" office:string-value="{&quot;__v&quot;:0,&quot;index&quot;:46,&quot;pitch&quot;:&quot;&quot;,&quot;competition&quot;:{&quot;name&quot;:&quot;U11&quot;, &quot;section&quot;:&quot;Europa League&quot;, &quot;group&quot;:&quot;2&quot;},&quot;tag&quot;:&quot;4&quot;, &quot;homeTeam&quot;:&quot;U11_Groups_G4_P3&quot;, &quot;awayTeam&quot;:&quot;U11_Groups_G1_P4&quot;}" calcext:value-type="string">
            <text:p>{"__v":0,"index":46,"pitch":"","competition":{"name":"U11", "section":"Europa League", "group":"2"},"tag":"4", "homeTeam":"U11_Groups_G4_P3", "awayTeam":"U11_Groups_G1_P4"}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AGE_GROUP &amp; &quot;_&quot; &amp;SECTION &amp; &quot;_G1_P4&quot;" office:value-type="string" office:string-value="U11_Groups_G1_P4" calcext:value-type="string">
            <text:p>U11_Groups_G1_P4</text:p>
          </table:table-cell>
          <table:table-cell table:style-name="ce14" table:formula="of:=AGE_GROUP &amp; &quot;_&quot; &amp;SECTION &amp; &quot;_G2_P3&quot;" office:value-type="string" office:string-value="U11_Groups_G2_P3" calcext:value-type="string">
            <text:p>U11_Groups_G2_P3</text:p>
          </table:table-cell>
          <table:table-cell/>
          <table:table-cell table:formula="of:=&quot;{&quot;&quot;__v&quot;&quot;:0,&quot;&quot;index&quot;&quot;:&quot; &amp; [.B48] &amp; &quot;,&quot;&quot;pitch&quot;&quot;:&quot;&quot;&quot; &amp; [.H48] &amp; &quot;&quot;&quot;,&quot;&quot;competition&quot;&quot;:{&quot;&quot;name&quot;&quot;:&quot;&quot;&quot; &amp; AGE_GROUP &amp; &quot;&quot;&quot;, &quot;&quot;section&quot;&quot;:&quot;&quot;Europa League&quot;&quot;, &quot;&quot;group&quot;&quot;:&quot;&quot;&quot; &amp; [.C48] &amp;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}&quot;" office:value-type="string" office:string-value="{&quot;__v&quot;:0,&quot;index&quot;:47,&quot;pitch&quot;:&quot;&quot;,&quot;competition&quot;:{&quot;name&quot;:&quot;U11&quot;, &quot;section&quot;:&quot;Europa League&quot;, &quot;group&quot;:&quot;2&quot;},&quot;tag&quot;:&quot;5&quot;, &quot;homeTeam&quot;:&quot;U11_Groups_G1_P4&quot;, &quot;awayTeam&quot;:&quot;U11_Groups_G2_P3&quot;}" calcext:value-type="string">
            <text:p>{"__v":0,"index":47,"pitch":"","competition":{"name":"U11", "section":"Europa League", "group":"2"},"tag":"5", "homeTeam":"U11_Groups_G1_P4", "awayTeam":"U11_Groups_G2_P3"}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AGE_GROUP &amp; &quot;_&quot; &amp;SECTION &amp; &quot;_G4_P3&quot;" office:value-type="string" office:string-value="U11_Groups_G4_P3" calcext:value-type="string">
            <text:p>U11_Groups_G4_P3</text:p>
          </table:table-cell>
          <table:table-cell table:style-name="ce14" table:formula="of:=AGE_GROUP &amp; &quot;_&quot; &amp;SECTION &amp; &quot;_G3_P4&quot;" office:value-type="string" office:string-value="U11_Groups_G3_P4" calcext:value-type="string">
            <text:p>U11_Groups_G3_P4</text:p>
          </table:table-cell>
          <table:table-cell/>
          <table:table-cell table:formula="of:=&quot;{&quot;&quot;__v&quot;&quot;:0,&quot;&quot;index&quot;&quot;:&quot; &amp; [.B49] &amp; &quot;,&quot;&quot;pitch&quot;&quot;:&quot;&quot;&quot; &amp; [.H49] &amp; &quot;&quot;&quot;,&quot;&quot;competition&quot;&quot;:{&quot;&quot;name&quot;&quot;:&quot;&quot;&quot; &amp; AGE_GROUP &amp; &quot;&quot;&quot;, &quot;&quot;section&quot;&quot;:&quot;&quot;Europa League&quot;&quot;, &quot;&quot;group&quot;&quot;:&quot;&quot;&quot; &amp; [.C49] &amp;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}&quot;" office:value-type="string" office:string-value="{&quot;__v&quot;:0,&quot;index&quot;:48,&quot;pitch&quot;:&quot;&quot;,&quot;competition&quot;:{&quot;name&quot;:&quot;U11&quot;, &quot;section&quot;:&quot;Europa League&quot;, &quot;group&quot;:&quot;2&quot;},&quot;tag&quot;:&quot;6&quot;, &quot;homeTeam&quot;:&quot;U11_Groups_G4_P3&quot;, &quot;awayTeam&quot;:&quot;U11_Groups_G3_P4&quot;}" calcext:value-type="string">
            <text:p>{"__v":0,"index":48,"pitch":"","competition":{"name":"U11", "section":"Europa League", "group":"2"},"tag":"6", "homeTeam":"U11_Groups_G4_P3", "awayTeam":"U11_Groups_G3_P4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" table:number-columns-repeated="2"/>
          <table:table-cell table:style-name="ce14" table:formula="of:=AGE_GROUP&amp;&quot;_CL_G1_P1&quot;" office:value-type="string" office:string-value="U11_CL_G1_P1" calcext:value-type="string">
            <text:p>U11_CL_G1_P1</text:p>
          </table:table-cell>
          <table:table-cell table:style-name="ce14" table:formula="of:=AGE_GROUP&amp;&quot;_CL_G2_P2&quot;" office:value-type="string" office:string-value="U11_CL_G2_P2" calcext:value-type="string">
            <text:p>U11_CL_G2_P2</text:p>
          </table:table-cell>
          <table:table-cell/>
          <table:table-cell table:formula="of:=&quot;{&quot;&quot;__v&quot;&quot;:0,&quot;&quot;index&quot;&quot;:&quot; &amp; [.B50] &amp; &quot;,&quot;&quot;pitch&quot;&quot;:&quot;&quot;&quot; &amp; [.H50] &amp; &quot;&quot;&quot;,&quot;&quot;competition&quot;&quot;:{&quot;&quot;name&quot;&quot;:&quot;&quot;&quot; &amp; AGE_GROUP &amp; &quot;&quot;&quot;, &quot;&quot;section&quot;&quot;:&quot;&quot;Champions League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}&quot;" office:value-type="string" office:string-value="{&quot;__v&quot;:0,&quot;index&quot;:49,&quot;pitch&quot;:&quot;&quot;,&quot;competition&quot;:{&quot;name&quot;:&quot;U11&quot;, &quot;section&quot;:&quot;Champions League&quot;},&quot;tag&quot;:&quot;SF1&quot;, &quot;homeTeam&quot;:&quot;U11_CL_G1_P1&quot;, &quot;awayTeam&quot;:&quot;U11_CL_G2_P2&quot;}" calcext:value-type="string">
            <text:p>{"__v":0,"index":49,"pitch":"","competition":{"name":"U11", "section":"Champions League"},"tag":"SF1", "homeTeam":"U11_CL_G1_P1", "awayTeam":"U11_CL_G2_P2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" table:number-columns-repeated="2"/>
          <table:table-cell table:style-name="ce14" table:formula="of:=AGE_GROUP&amp;&quot;_CL_G2_P1&quot;" office:value-type="string" office:string-value="U11_CL_G2_P1" calcext:value-type="string">
            <text:p>U11_CL_G2_P1</text:p>
          </table:table-cell>
          <table:table-cell table:style-name="ce14" table:formula="of:=AGE_GROUP&amp;&quot;_CL_G1_P2&quot;" office:value-type="string" office:string-value="U11_CL_G1_P2" calcext:value-type="string">
            <text:p>U11_CL_G1_P2</text:p>
          </table:table-cell>
          <table:table-cell/>
          <table:table-cell table:formula="of:=&quot;{&quot;&quot;__v&quot;&quot;:0,&quot;&quot;index&quot;&quot;:&quot; &amp; [.B51] &amp; &quot;,&quot;&quot;pitch&quot;&quot;:&quot;&quot;&quot; &amp; [.H51] &amp; &quot;&quot;&quot;,&quot;&quot;competition&quot;&quot;:{&quot;&quot;name&quot;&quot;:&quot;&quot;&quot; &amp; AGE_GROUP &amp; &quot;&quot;&quot;, &quot;&quot;section&quot;&quot;:&quot;&quot;Champions League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}&quot;" office:value-type="string" office:string-value="{&quot;__v&quot;:0,&quot;index&quot;:50,&quot;pitch&quot;:&quot;&quot;,&quot;competition&quot;:{&quot;name&quot;:&quot;U11&quot;, &quot;section&quot;:&quot;Champions League&quot;},&quot;tag&quot;:&quot;SF2&quot;, &quot;homeTeam&quot;:&quot;U11_CL_G2_P1&quot;, &quot;awayTeam&quot;:&quot;U11_CL_G1_P2&quot;}" calcext:value-type="string">
            <text:p>{"__v":0,"index":50,"pitch":"","competition":{"name":"U11", "section":"Champions League"},"tag":"SF2", "homeTeam":"U11_CL_G2_P1", "awayTeam":"U11_CL_G1_P2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" table:number-columns-repeated="2"/>
          <table:table-cell table:style-name="ce14" table:formula="of:=AGE_GROUP&amp;&quot;_CL_SF1&quot;" office:value-type="string" office:string-value="U11_CL_SF1" calcext:value-type="string">
            <text:p>U11_CL_SF1</text:p>
          </table:table-cell>
          <table:table-cell table:style-name="ce14" table:formula="of:=AGE_GROUP&amp;&quot;_CL_SF1&quot;" office:value-type="string" office:string-value="U11_CL_SF1" calcext:value-type="string">
            <text:p>U11_CL_SF1</text:p>
          </table:table-cell>
          <table:table-cell/>
          <table:table-cell table:formula="of:=&quot;{&quot;&quot;__v&quot;&quot;:0,&quot;&quot;index&quot;&quot;:&quot; &amp; [.B52] &amp; &quot;,&quot;&quot;pitch&quot;&quot;:&quot;&quot;&quot; &amp; [.H52] &amp; &quot;&quot;&quot;,&quot;&quot;competition&quot;&quot;:{&quot;&quot;name&quot;&quot;:&quot;&quot;&quot; &amp; AGE_GROUP &amp; &quot;&quot;&quot;, &quot;&quot;section&quot;&quot;:&quot;&quot;Champions League&quot;&quot;},&quot;&quot;tag&quot;&quot;:&quot;&quot;&quot; &amp; [.A52] &amp; &quot;&quot;&quot;, &quot;&quot;homeTeam&quot;&quot;:&quot;&quot;&quot; &amp; [.F52] &amp; &quot;&quot;&quot;, &quot;&quot;awayTeam&quot;&quot;:&quot;&quot;&quot; &amp; [.G52] &amp; &quot;&quot;&quot;}&quot;" office:value-type="string" office:string-value="{&quot;__v&quot;:0,&quot;index&quot;:51,&quot;pitch&quot;:&quot;&quot;,&quot;competition&quot;:{&quot;name&quot;:&quot;U11&quot;, &quot;section&quot;:&quot;Champions League&quot;},&quot;tag&quot;:&quot;FINAL&quot;, &quot;homeTeam&quot;:&quot;U11_CL_SF1&quot;, &quot;awayTeam&quot;:&quot;U11_CL_SF1&quot;}" calcext:value-type="string">
            <text:p>{"__v":0,"index":51,"pitch":"","competition":{"name":"U11", "section":"Champions League"},"tag":"FINAL", "homeTeam":"U11_CL_SF1", "awayTeam":"U11_CL_SF1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" table:number-columns-repeated="2"/>
          <table:table-cell table:style-name="ce14" table:formula="of:=AGE_GROUP&amp;&quot;_EL_G1_P1&quot;" office:value-type="string" office:string-value="U11_EL_G1_P1" calcext:value-type="string">
            <text:p>U11_EL_G1_P1</text:p>
          </table:table-cell>
          <table:table-cell table:style-name="ce14" table:formula="of:=AGE_GROUP&amp;&quot;_EL_G2_P2&quot;" office:value-type="string" office:string-value="U11_EL_G2_P2" calcext:value-type="string">
            <text:p>U11_EL_G2_P2</text:p>
          </table:table-cell>
          <table:table-cell/>
          <table:table-cell table:formula="of:=&quot;{&quot;&quot;__v&quot;&quot;:0,&quot;&quot;index&quot;&quot;:&quot; &amp; [.B53] &amp; &quot;,&quot;&quot;pitch&quot;&quot;:&quot;&quot;&quot; &amp; [.H53] &amp; &quot;&quot;&quot;,&quot;&quot;competition&quot;&quot;:{&quot;&quot;name&quot;&quot;:&quot;&quot;&quot; &amp; AGE_GROUP &amp; &quot;&quot;&quot;, &quot;&quot;section&quot;&quot;:&quot;&quot;Europa League&quot;&quot;},&quot;&quot;tag&quot;&quot;:&quot;&quot;&quot; &amp; [.A53] &amp; &quot;&quot;&quot;, &quot;&quot;homeTeam&quot;&quot;:&quot;&quot;&quot; &amp; [.F53] &amp; &quot;&quot;&quot;, &quot;&quot;awayTeam&quot;&quot;:&quot;&quot;&quot; &amp; [.G53] &amp; &quot;&quot;&quot;}&quot;" office:value-type="string" office:string-value="{&quot;__v&quot;:0,&quot;index&quot;:52,&quot;pitch&quot;:&quot;&quot;,&quot;competition&quot;:{&quot;name&quot;:&quot;U11&quot;, &quot;section&quot;:&quot;Europa League&quot;},&quot;tag&quot;:&quot;SF1&quot;, &quot;homeTeam&quot;:&quot;U11_EL_G1_P1&quot;, &quot;awayTeam&quot;:&quot;U11_EL_G2_P2&quot;}" calcext:value-type="string">
            <text:p>{"__v":0,"index":52,"pitch":"","competition":{"name":"U11", "section":"Europa League"},"tag":"SF1", "homeTeam":"U11_EL_G1_P1", "awayTeam":"U11_EL_G2_P2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4" table:number-columns-repeated="2"/>
          <table:table-cell table:style-name="ce14" table:formula="of:=AGE_GROUP&amp;&quot;_EL_G2_P1&quot;" office:value-type="string" office:string-value="U11_EL_G2_P1" calcext:value-type="string">
            <text:p>U11_EL_G2_P1</text:p>
          </table:table-cell>
          <table:table-cell table:style-name="ce14" table:formula="of:=AGE_GROUP&amp;&quot;_EL_G1_P2&quot;" office:value-type="string" office:string-value="U11_EL_G1_P2" calcext:value-type="string">
            <text:p>U11_EL_G1_P2</text:p>
          </table:table-cell>
          <table:table-cell/>
          <table:table-cell table:formula="of:=&quot;{&quot;&quot;__v&quot;&quot;:0,&quot;&quot;index&quot;&quot;:&quot; &amp; [.B54] &amp; &quot;,&quot;&quot;pitch&quot;&quot;:&quot;&quot;&quot; &amp; [.H54] &amp; &quot;&quot;&quot;,&quot;&quot;competition&quot;&quot;:{&quot;&quot;name&quot;&quot;:&quot;&quot;&quot; &amp; AGE_GROUP &amp; &quot;&quot;&quot;, &quot;&quot;section&quot;&quot;:&quot;&quot;Europa League&quot;&quot;},&quot;&quot;tag&quot;&quot;:&quot;&quot;&quot; &amp; [.A54] &amp; &quot;&quot;&quot;, &quot;&quot;homeTeam&quot;&quot;:&quot;&quot;&quot; &amp; [.F54] &amp; &quot;&quot;&quot;, &quot;&quot;awayTeam&quot;&quot;:&quot;&quot;&quot; &amp; [.G54] &amp; &quot;&quot;&quot;}&quot;" office:value-type="string" office:string-value="{&quot;__v&quot;:0,&quot;index&quot;:53,&quot;pitch&quot;:&quot;&quot;,&quot;competition&quot;:{&quot;name&quot;:&quot;U11&quot;, &quot;section&quot;:&quot;Europa League&quot;},&quot;tag&quot;:&quot;SF2&quot;, &quot;homeTeam&quot;:&quot;U11_EL_G2_P1&quot;, &quot;awayTeam&quot;:&quot;U11_EL_G1_P2&quot;}" calcext:value-type="string">
            <text:p>{"__v":0,"index":53,"pitch":"","competition":{"name":"U11", "section":"Europa League"},"tag":"SF2", "homeTeam":"U11_EL_G2_P1", "awayTeam":"U11_EL_G1_P2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4" table:number-columns-repeated="2"/>
          <table:table-cell table:style-name="ce14" table:formula="of:=AGE_GROUP&amp;&quot;_EL_SF1&quot;" office:value-type="string" office:string-value="U11_EL_SF1" calcext:value-type="string">
            <text:p>U11_EL_SF1</text:p>
          </table:table-cell>
          <table:table-cell table:style-name="ce14" table:formula="of:=AGE_GROUP&amp;&quot;_EL_SF1&quot;" office:value-type="string" office:string-value="U11_EL_SF1" calcext:value-type="string">
            <text:p>U11_EL_SF1</text:p>
          </table:table-cell>
          <table:table-cell/>
          <table:table-cell table:formula="of:=&quot;{&quot;&quot;__v&quot;&quot;:0,&quot;&quot;index&quot;&quot;:&quot; &amp; [.B55] &amp; &quot;,&quot;&quot;pitch&quot;&quot;:&quot;&quot;&quot; &amp; [.H55] &amp; &quot;&quot;&quot;,&quot;&quot;competition&quot;&quot;:{&quot;&quot;name&quot;&quot;:&quot;&quot;&quot; &amp; AGE_GROUP &amp; &quot;&quot;&quot;, &quot;&quot;section&quot;&quot;:&quot;&quot;Europa League&quot;&quot;},&quot;&quot;tag&quot;&quot;:&quot;&quot;&quot; &amp; [.A55] &amp; &quot;&quot;&quot;, &quot;&quot;homeTeam&quot;&quot;:&quot;&quot;&quot; &amp; [.F55] &amp; &quot;&quot;&quot;, &quot;&quot;awayTeam&quot;&quot;:&quot;&quot;&quot; &amp; [.G55] &amp; &quot;&quot;&quot;}&quot;" office:value-type="string" office:string-value="{&quot;__v&quot;:0,&quot;index&quot;:54,&quot;pitch&quot;:&quot;&quot;,&quot;competition&quot;:{&quot;name&quot;:&quot;U11&quot;, &quot;section&quot;:&quot;Europa League&quot;},&quot;tag&quot;:&quot;FINAL&quot;, &quot;homeTeam&quot;:&quot;U11_EL_SF1&quot;, &quot;awayTeam&quot;:&quot;U11_EL_SF1&quot;}" calcext:value-type="string">
            <text:p>{"__v":0,"index":54,"pitch":"","competition":{"name":"U11", "section":"Europa League"},"tag":"FINAL", "homeTeam":"U11_EL_SF1", "awayTeam":"U11_EL_SF1"}</text:p>
          </table:table-cell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GE_GROUP" table:base-cell-address="$'TEAM NAMES'.$B$2" table:cell-range-address="$'TEAM NAMES'.$B$2"/>
        <table:named-range table:name="SECTION" table:base-cell-address="$'TEAM NAMES'.$B$2" table:cell-range-address="$'TEAM NAMES'.$B$3"/>
        <table:named-range table:name="TRANSLATED_TEAM_NAMES" table:base-cell-address="$'TEAM NAMES'.$A$16" table:cell-range-address="$'TEAM NAMES'.$A$16:.$I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 style:data-style-name="N2" text:time-value="10:56:45.140035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creator>Darren Davison</dc:creator>
    <dc:date>2015-09-15T21:13:38.175449168</dc:date>
    <meta:generator>LibreOffice/4.4.3.2$Linux_X86_64 LibreOffice_project/40m0$Build-2</meta:generator>
    <meta:editing-duration>P1DT6H42M36S</meta:editing-duration>
    <meta:editing-cycles>24</meta:editing-cycles>
    <meta:document-statistic meta:table-count="3" meta:cell-count="744" meta:object-count="0"/>
  </office:meta>
</office:document-meta>
</file>